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2" style:family="paragraph" style:parent-style-name="Standard">
      <style:paragraph-properties fo:text-align="start" style:justify-single-word="false"/>
      <style:text-properties fo:font-weight="bold" officeooo:rsid="0072b451" officeooo:paragraph-rsid="008bc686" style:font-weight-asian="bold" style:font-weight-complex="bold"/>
    </style:style>
    <style:style style:name="P43" style:family="paragraph" style:parent-style-name="Standard">
      <style:paragraph-properties fo:text-align="start" style:justify-single-word="false"/>
      <style:text-properties fo:font-weight="bold" officeooo:rsid="0072b451" officeooo:paragraph-rsid="008f9364" style:font-weight-asian="bold" style:font-weight-complex="bold"/>
    </style:style>
    <style:style style:name="P44" style:family="paragraph" style:parent-style-name="Standard">
      <style:paragraph-properties fo:text-align="start" style:justify-single-word="false"/>
      <style:text-properties fo:font-weight="bold" officeooo:rsid="0072b451" officeooo:paragraph-rsid="0091a6d5" style:font-weight-asian="bold" style:font-weight-complex="bold"/>
    </style:style>
    <style:style style:name="P45" style:family="paragraph" style:parent-style-name="Standard">
      <style:paragraph-properties fo:text-align="start" style:justify-single-word="false"/>
      <style:text-properties fo:font-weight="bold" officeooo:rsid="0072b451" officeooo:paragraph-rsid="0095e478" style:font-weight-asian="bold" style:font-weight-complex="bold"/>
    </style:style>
    <style:style style:name="P46" style:family="paragraph" style:parent-style-name="Standard">
      <style:paragraph-properties fo:text-align="start" style:justify-single-word="false"/>
      <style:text-properties fo:font-weight="bold" officeooo:rsid="0072b451" officeooo:paragraph-rsid="0098b963" style:font-weight-asian="bold" style:font-weight-complex="bold"/>
    </style:style>
    <style:style style:name="P47" style:family="paragraph" style:parent-style-name="Standard">
      <style:paragraph-properties fo:text-align="start" style:justify-single-word="false"/>
      <style:text-properties fo:font-weight="bold" officeooo:rsid="0072b451" officeooo:paragraph-rsid="0099d8ed" style:font-weight-asian="bold" style:font-weight-complex="bold"/>
    </style:style>
    <style:style style:name="P48" style:family="paragraph" style:parent-style-name="Standard">
      <style:paragraph-properties fo:text-align="start" style:justify-single-word="false"/>
      <style:text-properties fo:font-weight="bold" officeooo:rsid="0072b451" officeooo:paragraph-rsid="009c6a9c" style:font-weight-asian="bold" style:font-weight-complex="bold"/>
    </style:style>
    <style:style style:name="P49" style:family="paragraph" style:parent-style-name="Standard">
      <style:paragraph-properties fo:text-align="start" style:justify-single-word="false"/>
      <style:text-properties fo:font-weight="bold" officeooo:rsid="0072b451" officeooo:paragraph-rsid="009e5c3a" style:font-weight-asian="bold" style:font-weight-complex="bold"/>
    </style:style>
    <style:style style:name="P50" style:family="paragraph" style:parent-style-name="Standard">
      <style:paragraph-properties fo:text-align="start" style:justify-single-word="false"/>
      <style:text-properties fo:font-weight="bold" officeooo:rsid="0072b451" officeooo:paragraph-rsid="00a033d5" style:font-weight-asian="bold" style:font-weight-complex="bold"/>
    </style:style>
    <style:style style:name="P51"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52"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53"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54"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55"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56"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57"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58"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59"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62"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63"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64"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65"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66"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67"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68"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69"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70"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71" style:family="paragraph" style:parent-style-name="Standard">
      <style:paragraph-properties fo:text-align="center" style:justify-single-word="false"/>
      <style:text-properties fo:font-weight="bold" officeooo:rsid="0072b451" officeooo:paragraph-rsid="008bc686" style:font-weight-asian="bold" style:font-weight-complex="bold"/>
    </style:style>
    <style:style style:name="P72" style:family="paragraph" style:parent-style-name="Standard">
      <style:paragraph-properties fo:text-align="center" style:justify-single-word="false"/>
      <style:text-properties fo:font-weight="bold" officeooo:rsid="0072b451" officeooo:paragraph-rsid="008f9364" style:font-weight-asian="bold" style:font-weight-complex="bold"/>
    </style:style>
    <style:style style:name="P73" style:family="paragraph" style:parent-style-name="Standard">
      <style:paragraph-properties fo:text-align="center" style:justify-single-word="false"/>
      <style:text-properties fo:font-weight="bold" officeooo:rsid="0072b451" officeooo:paragraph-rsid="00915204" style:font-weight-asian="bold" style:font-weight-complex="bold"/>
    </style:style>
    <style:style style:name="P74" style:family="paragraph" style:parent-style-name="Standard">
      <style:paragraph-properties fo:text-align="center" style:justify-single-word="false"/>
      <style:text-properties fo:font-weight="bold" officeooo:rsid="0072b451" officeooo:paragraph-rsid="0091a6d5" style:font-weight-asian="bold" style:font-weight-complex="bold"/>
    </style:style>
    <style:style style:name="P75" style:family="paragraph" style:parent-style-name="Standard">
      <style:paragraph-properties fo:text-align="center" style:justify-single-word="false"/>
      <style:text-properties fo:font-weight="bold" officeooo:rsid="0072b451" officeooo:paragraph-rsid="0095e478" style:font-weight-asian="bold" style:font-weight-complex="bold"/>
    </style:style>
    <style:style style:name="P76" style:family="paragraph" style:parent-style-name="Standard">
      <style:paragraph-properties fo:text-align="center" style:justify-single-word="false"/>
      <style:text-properties fo:font-weight="bold" officeooo:rsid="0072b451" officeooo:paragraph-rsid="0098b963" style:font-weight-asian="bold" style:font-weight-complex="bold"/>
    </style:style>
    <style:style style:name="P77" style:family="paragraph" style:parent-style-name="Standard">
      <style:paragraph-properties fo:text-align="center" style:justify-single-word="false"/>
      <style:text-properties fo:font-weight="bold" officeooo:rsid="0072b451" officeooo:paragraph-rsid="0099d8ed" style:font-weight-asian="bold" style:font-weight-complex="bold"/>
    </style:style>
    <style:style style:name="P78" style:family="paragraph" style:parent-style-name="Standard">
      <style:paragraph-properties fo:text-align="center" style:justify-single-word="false"/>
      <style:text-properties fo:font-weight="bold" officeooo:rsid="0072b451" officeooo:paragraph-rsid="009c6a9c" style:font-weight-asian="bold" style:font-weight-complex="bold"/>
    </style:style>
    <style:style style:name="P79" style:family="paragraph" style:parent-style-name="Standard">
      <style:paragraph-properties fo:text-align="center" style:justify-single-word="false"/>
      <style:text-properties fo:font-weight="bold" officeooo:rsid="0072b451" officeooo:paragraph-rsid="009e5c3a" style:font-weight-asian="bold" style:font-weight-complex="bold"/>
    </style:style>
    <style:style style:name="P80" style:family="paragraph" style:parent-style-name="Standard">
      <style:paragraph-properties fo:text-align="center" style:justify-single-word="false"/>
      <style:text-properties fo:font-weight="bold" officeooo:rsid="0072b451" officeooo:paragraph-rsid="00a033d5" style:font-weight-asian="bold" style:font-weight-complex="bold"/>
    </style:style>
    <style:style style:name="P81"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82"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83"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84"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85"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86"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87"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88"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89"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90"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91"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92"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93"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94"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95"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96"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97"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98"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99"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100"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101"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102"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103"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104"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105"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106"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107" style:family="paragraph" style:parent-style-name="Standard">
      <style:paragraph-properties fo:text-align="start" style:justify-single-word="false"/>
      <style:text-properties fo:font-weight="bold" officeooo:rsid="0089220e" officeooo:paragraph-rsid="0089220e" style:font-weight-asian="bold" style:font-weight-complex="bold"/>
    </style:style>
    <style:style style:name="P108" style:family="paragraph" style:parent-style-name="Standard">
      <style:paragraph-properties fo:text-align="start" style:justify-single-word="false"/>
      <style:text-properties fo:font-weight="bold" officeooo:rsid="0089f49c" officeooo:paragraph-rsid="0089f49c" style:font-weight-asian="bold" style:font-weight-complex="bold"/>
    </style:style>
    <style:style style:name="P109" style:family="paragraph" style:parent-style-name="Standard">
      <style:paragraph-properties fo:text-align="start" style:justify-single-word="false"/>
      <style:text-properties fo:font-weight="bold" officeooo:rsid="008bc686" officeooo:paragraph-rsid="008bc686" style:font-weight-asian="bold" style:font-weight-complex="bold"/>
    </style:style>
    <style:style style:name="P110" style:family="paragraph" style:parent-style-name="Standard">
      <style:paragraph-properties fo:text-align="start" style:justify-single-word="false"/>
      <style:text-properties fo:font-weight="bold" officeooo:rsid="008d5891" officeooo:paragraph-rsid="008d5891" style:font-weight-asian="bold" style:font-weight-complex="bold"/>
    </style:style>
    <style:style style:name="P111" style:family="paragraph" style:parent-style-name="Standard">
      <style:paragraph-properties fo:text-align="start" style:justify-single-word="false"/>
      <style:text-properties fo:font-weight="bold" officeooo:rsid="008e8065" officeooo:paragraph-rsid="008e8065" style:font-weight-asian="bold" style:font-weight-complex="bold"/>
    </style:style>
    <style:style style:name="P112" style:family="paragraph" style:parent-style-name="Standard">
      <style:paragraph-properties fo:text-align="start" style:justify-single-word="false"/>
      <style:text-properties fo:font-weight="bold" officeooo:rsid="008f9364" officeooo:paragraph-rsid="008f9364" style:font-weight-asian="bold" style:font-weight-complex="bold"/>
    </style:style>
    <style:style style:name="P113" style:family="paragraph" style:parent-style-name="Standard">
      <style:paragraph-properties fo:text-align="start" style:justify-single-word="false"/>
      <style:text-properties fo:font-weight="bold" officeooo:rsid="00908b92" officeooo:paragraph-rsid="00908b92" style:font-weight-asian="bold" style:font-weight-complex="bold"/>
    </style:style>
    <style:style style:name="P114" style:family="paragraph" style:parent-style-name="Standard">
      <style:paragraph-properties fo:text-align="start" style:justify-single-word="false"/>
      <style:text-properties fo:font-weight="bold" officeooo:rsid="0090c128" officeooo:paragraph-rsid="0090c128" style:font-weight-asian="bold" style:font-weight-complex="bold"/>
    </style:style>
    <style:style style:name="P115" style:family="paragraph" style:parent-style-name="Standard">
      <style:paragraph-properties fo:text-align="start" style:justify-single-word="false"/>
      <style:text-properties fo:font-weight="bold" officeooo:rsid="00915204" officeooo:paragraph-rsid="00915204" style:font-weight-asian="bold" style:font-weight-complex="bold"/>
    </style:style>
    <style:style style:name="P116" style:family="paragraph" style:parent-style-name="Standard">
      <style:paragraph-properties fo:text-align="start" style:justify-single-word="false"/>
      <style:text-properties fo:font-weight="bold" officeooo:rsid="0093ef64" officeooo:paragraph-rsid="0093ef64" style:font-weight-asian="bold" style:font-weight-complex="bold"/>
    </style:style>
    <style:style style:name="P117" style:family="paragraph" style:parent-style-name="Standard">
      <style:paragraph-properties fo:text-align="start" style:justify-single-word="false"/>
      <style:text-properties fo:font-weight="bold" officeooo:rsid="0096a47e" officeooo:paragraph-rsid="0096a47e" style:font-weight-asian="bold" style:font-weight-complex="bold"/>
    </style:style>
    <style:style style:name="P118" style:family="paragraph" style:parent-style-name="Standard">
      <style:paragraph-properties fo:text-align="start" style:justify-single-word="false"/>
      <style:text-properties fo:font-weight="bold" officeooo:rsid="0097fec3" officeooo:paragraph-rsid="0097fec3" style:font-weight-asian="bold" style:font-weight-complex="bold"/>
    </style:style>
    <style:style style:name="P119" style:family="paragraph" style:parent-style-name="Standard">
      <style:paragraph-properties fo:text-align="start" style:justify-single-word="false"/>
      <style:text-properties fo:font-weight="bold" officeooo:rsid="0098b963" officeooo:paragraph-rsid="0098b963" style:font-weight-asian="bold" style:font-weight-complex="bold"/>
    </style:style>
    <style:style style:name="P120" style:family="paragraph" style:parent-style-name="Standard">
      <style:paragraph-properties fo:text-align="start" style:justify-single-word="false"/>
      <style:text-properties fo:font-weight="bold" officeooo:rsid="0099d8ed" officeooo:paragraph-rsid="0099d8ed" style:font-weight-asian="bold" style:font-weight-complex="bold"/>
    </style:style>
    <style:style style:name="P121" style:family="paragraph" style:parent-style-name="Standard">
      <style:paragraph-properties fo:text-align="start" style:justify-single-word="false"/>
      <style:text-properties fo:font-weight="bold" officeooo:rsid="009c6a9c" officeooo:paragraph-rsid="009c6a9c" style:font-weight-asian="bold" style:font-weight-complex="bold"/>
    </style:style>
    <style:style style:name="P122" style:family="paragraph" style:parent-style-name="Standard">
      <style:paragraph-properties fo:text-align="start" style:justify-single-word="false"/>
      <style:text-properties fo:font-weight="bold" officeooo:rsid="009e5c3a" officeooo:paragraph-rsid="009e5c3a" style:font-weight-asian="bold" style:font-weight-complex="bold"/>
    </style:style>
    <style:style style:name="P123" style:family="paragraph" style:parent-style-name="Standard">
      <style:paragraph-properties fo:text-align="start" style:justify-single-word="false"/>
      <style:text-properties fo:font-weight="bold" officeooo:rsid="009f93d8" officeooo:paragraph-rsid="009f93d8" style:font-weight-asian="bold" style:font-weight-complex="bold"/>
    </style:style>
    <style:style style:name="P124" style:family="paragraph" style:parent-style-name="Standard">
      <style:paragraph-properties fo:text-align="start" style:justify-single-word="false"/>
      <style:text-properties fo:font-weight="bold" officeooo:rsid="00a033d5" officeooo:paragraph-rsid="00a033d5" style:font-weight-asian="bold" style:font-weight-complex="bold"/>
    </style:style>
    <style:style style:name="P125"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126"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127"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128"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129"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130"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131"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132"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133"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134"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135"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36"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37"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38"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39"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40"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41"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42"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43"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44"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45"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46"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47"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48"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49"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50" style:family="paragraph" style:parent-style-name="Standard">
      <style:paragraph-properties fo:text-align="start" style:justify-single-word="false"/>
      <style:text-properties fo:font-weight="normal" officeooo:rsid="0089220e" officeooo:paragraph-rsid="0089220e" style:font-weight-asian="normal" style:font-weight-complex="normal"/>
    </style:style>
    <style:style style:name="P151" style:family="paragraph" style:parent-style-name="Standard">
      <style:paragraph-properties fo:text-align="start" style:justify-single-word="false"/>
      <style:text-properties fo:font-weight="normal" officeooo:rsid="008d5891" officeooo:paragraph-rsid="008d5891" style:font-weight-asian="normal" style:font-weight-complex="normal"/>
    </style:style>
    <style:style style:name="P152" style:family="paragraph" style:parent-style-name="Standard">
      <style:paragraph-properties fo:text-align="start" style:justify-single-word="false"/>
      <style:text-properties fo:font-weight="normal" officeooo:rsid="00908b92" officeooo:paragraph-rsid="00908b92" style:font-weight-asian="normal" style:font-weight-complex="normal"/>
    </style:style>
    <style:style style:name="P153" style:family="paragraph" style:parent-style-name="Standard">
      <style:paragraph-properties fo:text-align="start" style:justify-single-word="false"/>
      <style:text-properties fo:font-weight="normal" officeooo:rsid="0091a6d5" officeooo:paragraph-rsid="0091a6d5" style:font-weight-asian="normal" style:font-weight-complex="normal"/>
    </style:style>
    <style:style style:name="P154" style:family="paragraph" style:parent-style-name="Standard">
      <style:paragraph-properties fo:text-align="start" style:justify-single-word="false"/>
      <style:text-properties fo:font-weight="normal" officeooo:rsid="009205b0" officeooo:paragraph-rsid="009205b0" style:font-weight-asian="normal" style:font-weight-complex="normal"/>
    </style:style>
    <style:style style:name="P155" style:family="paragraph" style:parent-style-name="Standard">
      <style:paragraph-properties fo:text-align="start" style:justify-single-word="false"/>
      <style:text-properties fo:font-weight="normal" officeooo:rsid="0093ef64" officeooo:paragraph-rsid="0093ef64" style:font-weight-asian="normal" style:font-weight-complex="normal"/>
    </style:style>
    <style:style style:name="P156" style:family="paragraph" style:parent-style-name="Standard">
      <style:paragraph-properties fo:text-align="start" style:justify-single-word="false"/>
      <style:text-properties fo:font-weight="normal" officeooo:rsid="0095e478" officeooo:paragraph-rsid="0095e478" style:font-weight-asian="normal" style:font-weight-complex="normal"/>
    </style:style>
    <style:style style:name="P157" style:family="paragraph" style:parent-style-name="Standard">
      <style:paragraph-properties fo:text-align="start" style:justify-single-word="false"/>
      <style:text-properties fo:font-weight="normal" officeooo:rsid="0099d8ed" officeooo:paragraph-rsid="0099d8ed" style:font-weight-asian="normal" style:font-weight-complex="normal"/>
    </style:style>
    <style:style style:name="P158" style:family="paragraph" style:parent-style-name="Standard">
      <style:paragraph-properties fo:text-align="start" style:justify-single-word="false"/>
      <style:text-properties fo:font-weight="normal" officeooo:rsid="009c6a9c" officeooo:paragraph-rsid="009c6a9c" style:font-weight-asian="normal" style:font-weight-complex="normal"/>
    </style:style>
    <style:style style:name="P159" style:family="paragraph" style:parent-style-name="Standard">
      <style:paragraph-properties fo:text-align="start" style:justify-single-word="false"/>
      <style:text-properties fo:font-weight="normal" officeooo:rsid="009e5c3a" officeooo:paragraph-rsid="009e5c3a" style:font-weight-asian="normal" style:font-weight-complex="normal"/>
    </style:style>
    <style:style style:name="P160" style:family="paragraph" style:parent-style-name="Standard">
      <style:paragraph-properties fo:text-align="start" style:justify-single-word="false"/>
      <style:text-properties fo:font-weight="normal" officeooo:rsid="00a033d5" officeooo:paragraph-rsid="00a033d5" style:font-weight-asian="normal" style:font-weight-complex="normal"/>
    </style:style>
    <style:style style:name="P161" style:family="paragraph" style:parent-style-name="Standard">
      <style:text-properties officeooo:paragraph-rsid="0013202e"/>
    </style:style>
    <style:style style:name="P162" style:family="paragraph" style:parent-style-name="Standard">
      <style:paragraph-properties fo:text-align="start" style:justify-single-word="false"/>
      <style:text-properties fo:font-style="italic" fo:font-weight="bold" officeooo:rsid="0097fec3" officeooo:paragraph-rsid="0097fec3" style:font-style-asian="italic" style:font-weight-asian="bold" style:font-style-complex="italic" style:font-weight-complex="bold"/>
    </style:style>
    <style:style style:name="P163" style:family="paragraph" style:parent-style-name="Standard">
      <style:paragraph-properties fo:text-align="start" style:justify-single-word="false"/>
      <style:text-properties fo:font-style="italic" fo:font-weight="normal" officeooo:rsid="0098b963" officeooo:paragraph-rsid="0098b963" style:font-style-asian="italic" style:font-weight-asian="normal" style:font-style-complex="italic" style:font-weight-complex="normal"/>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15204" style:text-blinking="false" fo:background-color="transparent" loext:char-shading-value="0" style:font-size-asian="8pt" style:font-weight-asian="normal" style:font-size-complex="8pt" style:font-weight-complex="normal"/>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99d8ed" style:text-blinking="false" fo:background-color="transparent" loext:char-shading-value="0" style:font-size-asian="8pt" style:font-weight-asian="normal" style:font-size-complex="8pt"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9"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10"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11" style:family="text">
      <style:text-properties fo:font-variant="normal" fo:text-transform="none" fo:color="#ffffff" loext:opacity="100%" style:text-line-through-style="none" style:text-line-through-type="none" style:font-name="Noto Sans Mono" fo:font-size="8pt" fo:font-style="normal" style:text-underline-style="none" officeooo:rsid="0093ef64" style:text-blinking="false" fo:background-color="transparent" loext:char-shading-value="0" style:font-size-asian="8pt" style:font-style-asian="normal" style:font-size-complex="8pt" style:font-style-complex="normal"/>
    </style:style>
    <style:style style:name="T12" style:family="text">
      <style:text-properties fo:font-variant="normal" fo:text-transform="none" fo:color="#ffffff" loext:opacity="100%" style:text-line-through-style="none" style:text-line-through-type="none" style:font-name="Noto Sans Mono" fo:font-size="8pt" fo:font-style="normal" style:text-underline-style="none" officeooo:rsid="00959a1b" style:text-blinking="false" fo:background-color="transparent" loext:char-shading-value="0" style:font-size-asian="8pt" style:font-style-asian="normal" style:font-size-complex="8pt" style:font-style-complex="normal"/>
    </style:style>
    <style:style style:name="T13" style:family="text">
      <style:text-properties fo:font-variant="normal" fo:text-transform="none" fo:color="#ffffff" loext:opacity="100%" style:text-line-through-style="none" style:text-line-through-type="none" style:font-name="Noto Sans Mono" fo:font-size="8pt" fo:font-style="normal" style:text-underline-style="none" officeooo:rsid="0095e478" style:text-blinking="false" fo:background-color="transparent" loext:char-shading-value="0" style:font-size-asian="8pt" style:font-style-asian="normal" style:font-size-complex="8pt" style:font-style-complex="normal"/>
    </style:style>
    <style:style style:name="T14" style:family="text">
      <style:text-properties fo:font-variant="normal" fo:text-transform="none" fo:color="#ffffff" loext:opacity="100%" style:text-line-through-style="none" style:text-line-through-type="none" style:font-name="Noto Sans Mono" fo:font-size="8pt" fo:font-style="normal" style:text-underline-style="none" officeooo:rsid="0096a47e" style:text-blinking="false" fo:background-color="transparent" loext:char-shading-value="0" style:font-size-asian="8pt" style:font-style-asian="normal" style:font-size-complex="8pt" style:font-style-complex="normal"/>
    </style:style>
    <style:style style:name="T15" style:family="text">
      <style:text-properties fo:font-variant="normal" fo:text-transform="none" fo:color="#ffffff" loext:opacity="100%" style:text-line-through-style="none" style:text-line-through-type="none" style:font-name="Noto Sans Mono" fo:font-size="8pt" fo:font-style="normal" style:text-underline-style="none" officeooo:rsid="009a87e6" style:text-blinking="false" fo:background-color="transparent" loext:char-shading-value="0" style:font-size-asian="8pt" style:font-style-asian="normal" style:font-size-complex="8pt" style:font-style-complex="normal"/>
    </style:style>
    <style:style style:name="T16"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7"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8" style:family="text">
      <style:text-properties fo:font-variant="normal" fo:text-transform="none" fo:color="#ffffff" loext:opacity="100%" style:text-line-through-style="none" style:text-line-through-type="none" style:font-name="Noto Sans Mono" fo:font-size="8pt" style:text-underline-style="none" fo:font-weight="normal" style:text-blinking="false" fo:background-color="transparent" loext:char-shading-value="0" style:font-size-asian="8pt" style:font-weight-asian="normal" style:font-size-complex="8pt" style:font-weight-complex="normal"/>
    </style:style>
    <style:style style:name="T19" style:family="text">
      <style:text-properties fo:font-variant="normal" fo:text-transform="none" fo:color="#ffffff" loext:opacity="100%" style:text-line-through-style="none" style:text-line-through-type="none" style:font-name="Noto Sans Mono" fo:font-size="8pt" style:text-underline-style="none" style:text-blinking="false" fo:background-color="transparent" loext:char-shading-value="0" style:font-size-asian="8pt" style:font-size-complex="8pt"/>
    </style:style>
    <style:style style:name="T20"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61"><text:span text:style-name="T5"><text:s text:c="3"/>I walked to the Country Club, drank a soda water, went home and fell asleep.</text:span></text:p>
      <text:p text:style-name="P161"><text:span text:style-name="T5"/></text:p>
      <text:p text:style-name="P4"><text:span text:style-name="T8">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9">.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8">III.XVIII</text:span></text:p>
      <text:p text:style-name="P6"><text:span text:style-name="T8"/></text:p>
      <text:p text:style-name="P125"><text:span text:style-name="T8">I woke around 9, made coffee, looked at my phone, read, ate fruit, made more coffee, moved the Coop so Erica could go to Atlanta, made noodles n’ peas, ate, took a bath and wrote in my journal.</text:span></text:p>
      <text:p text:style-name="P125"><text:span text:style-name="T8"/></text:p>
      <text:p text:style-name="P7"><text:span text:style-name="T8">. . .</text:span></text:p>
      <text:p text:style-name="P7"><text:span text:style-name="T8"/></text:p>
      <text:p text:style-name="P125"><text:span text:style-name="T8">I set an alarm for 413 without realizing it was AM and settled in for what I thought would be a 30min nap, but I went 20m over and woke in a panic. I was able to recover, but had ridden the nap line dangerously close.</text:span></text:p>
      <text:p text:style-name="P125"><text:span text:style-name="T8"><text:s text:c="3"/>I went to Goodwill and the brewpump before driving down to hendrix. Practice was a bit annoying — petty and unprofessional feeling, perhaps? I drove to Mashup, hung until intermission, said hey to Tyler Householder, then split.</text:span></text:p>
      <text:p text:style-name="P125"><text:span text:style-name="T8"><text:s text:c="3"/>I came home, made two bagels, ate a bunch of fruit and wrote in my journal.</text:span></text:p>
      <text:p text:style-name="P125"><text:span text:style-name="T8"/></text:p>
      <text:p text:style-name="P6"><text:soft-page-break/><text:span text:style-name="T8">III.XIX</text:span></text:p>
      <text:p text:style-name="P6"><text:span text:style-name="T8"/></text:p>
      <text:p text:style-name="P126"><text:span text:style-name="T8">I woke to a canceled shed hang and felt very unsure what to do with my day — almost lonely, even. I eventually walked to aldi for grapes. I stopped in the market and inspected the soups before agree4ing to meet cait at the brewpump.</text:span></text:p>
      <text:p text:style-name="P126"><text:span text:style-name="T8"><text:s text:c="3"/>We hung mostly with Grant for the customary two ciders before she invited me over to smoke the bong. I wanted to move the Mini out of the driveway, so we went to my house for a few minutes first.</text:span></text:p>
      <text:p text:style-name="P126"><text:span text:style-name="T8"><text:s text:c="3"/>We decided to catch the last bits of equinox sun at newbelgium. Actually, first, we had lunch. We shared a GF veg sandwich cait had grabbed from the market, a salad from Homegrown and a grilled cheese.</text:span></text:p>
      <text:p text:style-name="P126"><text:span text:style-name="T8"><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126"><text:span text:style-name="T8"><text:s text:c="3"/>I drove home and almost let her know I would be interested in having sex with her, but I decided to save it for a time when she wasn’t on dabs, adderal, blow &amp; eight ciders.</text:span></text:p>
      <text:p text:style-name="P126"><text:span text:style-name="T8"/></text:p>
      <text:p text:style-name="P8"><text:span text:style-name="T8">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8">.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8">III.XXI</text:span></text:p>
      <text:p text:style-name="P10"><text:span text:style-name="T8"/></text:p>
      <text:p text:style-name="P127"><text:span text:style-name="T8">I had a marathon of dreams complete with all the characters of my life, and all more realistic than the Getaway had been. I woke at 1030, brushed my teeth, got dressed and bee-lined for the avlclub, where dennis was working his last shift.</text:span></text:p>
      <text:p text:style-name="P127"><text:span text:style-name="T8"><text:s text:c="3"/>I drank a coffee in bartel pritchard, meditated and wrote in my journal.</text:span></text:p>
      <text:p text:style-name="P127"><text:span text:style-name="T8"/></text:p>
      <text:p text:style-name="P11"><text:span text:style-name="T8">.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8">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8">.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8">.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8">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8">. . .</text:span></text:p>
      <text:p text:style-name="P17"><text:span text:style-name="T1"/></text:p>
      <text:p text:style-name="P16"><text:span text:style-name="T1">I loaded my drums onto the bus when it arrived. Kevin, dulci, Charlie and I sound checked for Kyle, but David was hosting. We played </text:span><text:span text:style-name="T16">Sweet Sweet Baby, What’s Up, Bag of Hammers </text:span><text:span text:style-name="T6">and</text:span><text:span text:style-name="T16"> Valerie</text:span><text:span text:style-name="T6"> on the way to Highland. We all hung out on the bus once we got there.</text:span></text:p>
      <text:p text:style-name="P16"><text:span text:style-name="T6"><text:s text:c="3"/>On the way to newbelgium, we played </text:span><text:span text:style-name="T16">Strawberry Wine, Flowers, Marry You, Debra</text:span><text:span text:style-name="T6"> and surely one other. I ordered a ginger beer from the bar.</text:span></text:p>
      <text:p text:style-name="P16"><text:span text:style-name="T6"><text:s text:c="3"/>We discussed playing </text:span><text:span text:style-name="T16">Zombie</text:span><text:span text:style-name="T6"> by The Cranberries but decided it was too topical for the bus, so we </text:span><text:soft-page-break/><text:span text:style-name="T6">were surprised when David asked if we knew it. For the first time, we let a passenger sing a request. We followed it with </text:span><text:span text:style-name="T16">Tubthumping</text:span><text:span text:style-name="T6"> and then mostly all got coffees at Summit.</text:span></text:p>
      <text:p text:style-name="P16"><text:span text:style-name="T6"><text:s text:c="3"/>Charlie led us through </text:span><text:span text:style-name="T16">Margaritaville</text:span><text:span text:style-name="T6"> on the way back downtown, followed by </text:span><text:span text:style-name="T16">Friends in Low Places, Livin’ on a Prayer </text:span><text:span text:style-name="T6">and </text:span><text:span text:style-name="T16">We Are the Champions</text:span><text:span text:style-name="T6">. Dulci spotted me $10 for a burrito from Mamacita’s, and then we did it all again.</text:span></text:p>
      <text:p text:style-name="P16"><text:span text:style-name="T6"><text:s text:c="3"/>It was cold now, so I packed my drums, sped to ingles, bought pretzel shells, grapes and came home where I took a bath, made peas n’ noodles + arugula &amp; pretzel shell crumbles and then wrote in my journal.</text:span></text:p>
      <text:p text:style-name="P16"><text:span text:style-name="T6"/></text:p>
      <text:p text:style-name="P17"><text:span text:style-name="T10">. . .</text:span></text:p>
      <text:p text:style-name="P17"><text:span text:style-name="T6"/></text:p>
      <text:p text:style-name="P16"><text:span text:style-name="T6">I fell asleep very full with a bag of grapes next to me, waking periodically and eating 2-4 of them with a sip of bubbly water.</text:span></text:p>
      <text:p text:style-name="P16"><text:span text:style-name="T6"><text:s text:c="3"/>I woke at 530, put on </text:span><text:span text:style-name="T16">May the Lord Watch</text:span><text:span text:style-name="T6">, cleaned my room, smoked a bowl and wrote in my journal. I put on a Brian Blade record and slept soundly.</text:span></text:p>
      <text:p text:style-name="P16"><text:span text:style-name="T6"/></text:p>
      <text:p text:style-name="P16"><text:span text:style-name="T10">III.XXIV</text:span></text:p>
      <text:p text:style-name="P16"><text:span text:style-name="T6"/></text:p>
      <text:p text:style-name="P16"><text:span text:style-name="T6">I woke at 11 to a text from cait; her tum would probably be unfit for a walk. I pulled erica’s truck further forward and parked the Mini behind it. Then, I packed my drums into their bags, made a coffee and wrote in my journal.</text:span></text:p>
      <text:p text:style-name="P16"><text:span text:style-name="T6"/></text:p>
      <text:p text:style-name="P17"><text:span text:style-name="T10">. . .</text:span></text:p>
      <text:p text:style-name="P17"><text:span text:style-name="T6"/></text:p>
      <text:p text:style-name="P18"><text:span text:style-name="T6">Cait felt too depressed to take a walk, a feeling which then spread to me. Around 230, I set off for aldi and bought grapes, citrus, bananas, peas. I </text:span><text:soft-page-break/><text:span text:style-name="T6">texted cait, “I can give you another chance,” and she replied, “Haha, right on.”</text:span></text:p>
      <text:p text:style-name="P18"><text:span text:style-name="T6"><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6"/></text:p>
      <text:p text:style-name="P19"><text:span text:style-name="T10">. . .</text:span></text:p>
      <text:p text:style-name="P19"><text:span text:style-name="T6"/></text:p>
      <text:p text:style-name="P18"><text:span text:style-name="T6">I was content with my solitude but also worried about cait. I fell asleep very early, maybe nine?</text:span></text:p>
      <text:p text:style-name="P18"><text:span text:style-name="T6"/></text:p>
      <text:p text:style-name="P18"><text:span text:style-name="T10">III.XXV</text:span></text:p>
      <text:p text:style-name="P18"><text:span text:style-name="T6"/></text:p>
      <text:p text:style-name="P20"><text:span text:style-name="T6">I woke at nine after lots of dreams with strangers. My three blankets were very heavy. I made a coffee, listened to </text:span><text:span text:style-name="T16">Magnolia</text:span><text:span text:style-name="T6"> by Okonski and wrote in my journal.</text:span></text:p>
      <text:p text:style-name="P20"><text:span text:style-name="T6"><text:s text:c="3"/>It was still too cold to go for a walk at eleven, so I made another coffee and put on </text:span><text:span text:style-name="T16">The Wind Rises</text:span><text:span text:style-name="T6">.</text:span></text:p>
      <text:p text:style-name="P20"><text:span text:style-name="T6"/></text:p>
      <text:p text:style-name="P51"><text:span text:style-name="T10">. . .</text:span></text:p>
      <text:p text:style-name="P51"><text:span text:style-name="T6"/></text:p>
      <text:p text:style-name="P20"><text:span text:style-name="T6">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7">.</text:span></text:p>
      <text:p text:style-name="P20"><text:span text:style-name="T7"/></text:p>
      <text:p text:style-name="P51"><text:span text:style-name="T6">. . .</text:span></text:p>
      <text:p text:style-name="P20"><text:span text:style-name="T7"/></text:p>
      <text:p text:style-name="P128"><text:span text:style-name="T8">I talked with Jess for a minute and decided I would continue downtown. I walked to the bank, had a </text:span><text:soft-page-break/><text:span text:style-name="T8">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7"/></text:p>
      <text:p text:style-name="P51"><text:span text:style-name="T6">. . .</text:span></text:p>
      <text:p text:style-name="P51"><text:span text:style-name="T7"/></text:p>
      <text:p text:style-name="P128"><text:span text:style-name="T8">I looked at my phone for a while, listened to some 311 and walked up to the Mashup. I snuck in the back and ordered a kombucha and a sparkling lemonade.</text:span></text:p>
      <text:p text:style-name="P128"><text:span text:style-name="T8"><text:s text:c="3"/>I drove cait’s car toward country karaoke, but saw lucy walking outside of Weirdo Central and parked the car. She hollered to see if we needed anything and I said, “Rap Snacks!”</text:span></text:p>
      <text:p text:style-name="P128"><text:span text:style-name="T8"><text:s text:c="3"/>we hung at karaoke until 230. then, lucy bought three hot dogs and we went to cait’s house where we listened to music and played charades until 430. I walked home in the mist, ate some fruit and wrote in my journal.</text:span></text:p>
      <text:p text:style-name="P128"><text:span text:style-name="T8"/></text:p>
      <text:p text:style-name="P20"><text:span text:style-name="T8">III.XXVI</text:span></text:p>
      <text:p text:style-name="P20"><text:span text:style-name="T1"/></text:p>
      <text:p text:style-name="P81"><text:span text:style-name="T1">Woke to a rainy day, lisented to </text:span><text:span text:style-name="T16">May the Lord Watch</text:span><text:span text:style-name="T6">, drank coffee, ate fruit and pretzel shells, listened to Kokoroko, fell asleep, woke, made coffee, updated my calendar, listened to </text:span><text:span text:style-name="T16">Madvillany</text:span><text:span text:style-name="T6"> and wrote in my journal.</text:span></text:p>
      <text:p text:style-name="P81"><text:span text:style-name="T6"><text:s text:c="3"/>I made noodles n’ peas w/ pretzel crumbles, looked at my phone and listened to Shintaro Sakamoto. Then, spotify recommended I listen to Illinoise — what a long album! I put on the Kokoroko album after that and fell asleep.</text:span></text:p>
      <text:p text:style-name="P81"><text:span text:style-name="T6"/></text:p>
      <text:p text:style-name="P81"><text:span text:style-name="T10">III.XXVII</text:span></text:p>
      <text:p text:style-name="P81"><text:span text:style-name="T6"/></text:p>
      <text:p text:style-name="P81"><text:soft-page-break/><text:span text:style-name="T6">It was a little harder to get up than I expected, so I put a coffee in my to-go cup, brushed my teeth, got dressed, packed my bag and left the house. I walked to avlclub, ordered another coffee and wrote in my journal.</text:span></text:p>
      <text:p text:style-name="P81"><text:span text:style-name="T6"><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7"/></text:p>
      <text:p text:style-name="P52"><text:span text:style-name="T6">. . .</text:span></text:p>
      <text:p text:style-name="P52"><text:span text:style-name="T7"/></text:p>
      <text:p text:style-name="P129"><text:span text:style-name="T10">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129"><text:span text:style-name="T10"><text:s text:c="3"/>I dropped kevin &amp; alyse off and sped to a show downtown at the onestop, then had friends over til 6AM.</text:span></text:p>
      <text:p text:style-name="P129"><text:span text:style-name="T10"/></text:p>
      <text:p text:style-name="P81"><text:span text:style-name="T10">III.XVIII</text:span></text:p>
      <text:p text:style-name="P81"><text:span text:style-name="T6"/></text:p>
      <text:p text:style-name="P82"><text:span text:style-name="T6">I hid in bed, ate pickle chips, drank coffee and an Athletic until about 320, when I moved the Mini, got dressed and laid my rug out in the back of the truck. I also wrote in my journal.</text:span></text:p>
      <text:p text:style-name="P22"><text:span text:style-name="T7"/></text:p>
      <text:p text:style-name="P53"><text:span text:style-name="T6">. . .</text:span></text:p>
      <text:p text:style-name="P53"><text:span text:style-name="T7"/></text:p>
      <text:p text:style-name="P130"><text:span text:style-name="T10">I drove to kev’s house, smoked a bowl in the front yard and drove to the shed, where we loaded </text:span><text:span text:style-name="T17">all</text:span><text:span text:style-name="T10"> the gear. Kev and I grabbed coffees on our way to </text:span><text:soft-page-break/><text:span text:style-name="T10">Revolve, where we loaded in the gear, set up and eventually played through the Ever-Expanding record for a small crowd and many cameras.</text:span></text:p>
      <text:p text:style-name="P130"><text:span text:style-name="T10"><text:s text:c="3"/>We socialized while packing up. I took the truck home, fetched the Mini and spent $30 on a burger, fries and Sprite at the Pub. I watched UNC lose their tournament game and gave my friend Jill a hug. I drove home and fell fast asleep.</text:span></text:p>
      <text:p text:style-name="P130"><text:span text:style-name="T10"/></text:p>
      <text:p text:style-name="P82"><text:span text:style-name="T10">III.XXIX</text:span></text:p>
      <text:p text:style-name="P82"><text:span text:style-name="T6"/></text:p>
      <text:p text:style-name="P82"><text:span text:style-name="T6">I woke at 8 and looked at instagram. The sound of the door being locked when we were ready to perform at Revolve was suck in my head. The Nap Ministry shared a link to Beyonce’s cover of </text:span><text:span text:style-name="T16">Blackbird</text:span><text:span text:style-name="T6">, so I listened to that whole album and fell right back asleep until 1130.</text:span></text:p>
      <text:p text:style-name="P82"><text:span text:style-name="T6"><text:s text:c="3"/>I woke, got dressed, brushed &amp; flossed and headed for downtown. I ordered a coffee from avlclub, did some social media, went over to bartel pritchard and wrote in my journal.</text:span></text:p>
      <text:p text:style-name="P22"><text:span text:style-name="T7"/></text:p>
      <text:p text:style-name="P53"><text:span text:style-name="T6">. . .</text:span></text:p>
      <text:p text:style-name="P53"><text:span text:style-name="T7"/></text:p>
      <text:p text:style-name="P131"><text:span text:style-name="T10">I ordered another coffee,dis some more socmed, sat in the park some more, ordered a latte and walked to the west side. I sat in front of sunnypoint for a while and then walked with hannah to odd’s and back.</text:span></text:p>
      <text:p text:style-name="P131"><text:span text:style-name="T10"><text:s text:c="3"/>I went home, changed my bag setup and walked to aldi with a quick stop at the brewpump before and after. I went home, took a bath, made noodles &amp; peas, looked at my phone and wrote in my journal.</text:span></text:p>
      <text:p text:style-name="P131"><text:span text:style-name="T10"/></text:p>
      <text:p text:style-name="P83"><text:span text:style-name="T10">III.XXX</text:span></text:p>
      <text:p text:style-name="P83"><text:span text:style-name="T6"/></text:p>
      <text:p text:style-name="P83"><text:span text:style-name="T6">I woke at seven but fell back asleep for a long time. I drank a cup of coffee, went to jill’s bday </text:span><text:soft-page-break/><text:span text:style-name="T6">at the arcade, drank a coffee at the Pump, went home, made food and then went to the Greagle.</text:span></text:p>
      <text:p text:style-name="P83"><text:span text:style-name="T6"><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7"/></text:p>
      <text:p text:style-name="P54"><text:span text:style-name="T6">. . .</text:span></text:p>
      <text:p text:style-name="P54"><text:span text:style-name="T7"/></text:p>
      <text:p text:style-name="P132"><text:span text:style-name="T10">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7"/></text:p>
      <text:p text:style-name="P84"><text:span text:style-name="T10">III.XXXI</text:span></text:p>
      <text:p text:style-name="P125"><text:span text:style-name="T8"/></text:p>
      <text:p text:style-name="P132"><text:span text:style-name="T8">Woke, drank two coffees and put gas in the car. I got some soup from the market, ate it under a tree and drove to the coffee shop by the airport where I had a nitro coldbrew.</text:span></text:p>
      <text:p text:style-name="P132"><text:span text:style-name="T8"><text:s text:c="3"/>I picked up my mom and drove her to Sylva, then had a burger and an Athletic w/ Pops. I went back to their house, ate some grapes, laid on the couch for a while and then drove back to Asheville.</text:span></text:p>
      <text:p text:style-name="P132"><text:span text:style-name="T8"><text:s text:c="3"/>I bought some na guinness and took it to the Pump, where we came up with the idea for the Oopsy App. I went home, took a bath and wrote in my journal.</text:span></text:p>
      <text:p text:style-name="P132"><text:span text:style-name="T8"/></text:p>
      <text:p text:style-name="P85"><text:span text:style-name="T8">IV.I</text:span></text:p>
      <text:p text:style-name="P85"><text:span text:style-name="T1"/></text:p>
      <text:p text:style-name="P85"><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85"><text:span text:style-name="T1"><text:s text:c="3"/>I got a coffee at avlclub, did some more socmed stuff, went to bartel pritchard, opened a guinna and wrote in my journal.</text:span></text:p>
      <text:p text:style-name="P25"><text:span text:style-name="T7"/></text:p>
      <text:p text:style-name="P55"><text:span text:style-name="T6">. . .</text:span></text:p>
      <text:p text:style-name="P55"><text:span text:style-name="T7"/></text:p>
      <text:p text:style-name="P133"><text:span text:style-name="T8">I started walking west, stopping briefly at aren’s house to use the restroom. I went home, made food and looked at my phone on the porch until the sun started to set and I decided another walk was in order.</text:span></text:p>
      <text:p text:style-name="P133"><text:span text:style-name="T8"><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133"><text:span text:style-name="T8"><text:s text:c="3"/>I walked to the countryclub, chatted with kevin &amp; Dave, got a soda water, sat with Tate, Mark and Tawney for a minute, then walked home, listened to Dawn Landes and fell asleep.</text:span></text:p>
      <text:p text:style-name="P133"><text:span text:style-name="T8"/></text:p>
      <text:p text:style-name="P86"><text:span text:style-name="T8">IV.II</text:span></text:p>
      <text:p text:style-name="P86"><text:span text:style-name="T1"/></text:p>
      <text:p text:style-name="P86"><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86"><text:span text:style-name="T1"><text:s text:c="3"/>I started a load of laundry, almost fell asleep, went back out to the porch and wrote in my journal.</text:span></text:p>
      <text:p text:style-name="P26"><text:span text:style-name="T7"/></text:p>
      <text:p text:style-name="P56"><text:soft-page-break/><text:span text:style-name="T6">. . .</text:span></text:p>
      <text:p text:style-name="P56"><text:span text:style-name="T7"/></text:p>
      <text:p text:style-name="P134"><text:span text:style-name="T8">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134"><text:span text:style-name="T8"><text:s text:c="3"/>We went to Little Jumbo and saw music like none I had ever heard — jazz blues cajun? I guess I’ve heard that. I didn’t recognize it in the context of avl musicians. It transcended in that way.</text:span></text:p>
      <text:p text:style-name="P134"><text:span text:style-name="T8"><text:s text:c="3"/>We went back to cait’s house and jammed on instruments no one can play. Will showed up and I got upset. I went home and thought I might wallow for a couple days.</text:span></text:p>
      <text:p text:style-name="P134"><text:span text:style-name="T8"/></text:p>
      <text:p text:style-name="P86"><text:span text:style-name="T8">IV.III</text:span></text:p>
      <text:p text:style-name="P86"><text:span text:style-name="T1"/></text:p>
      <text:p text:style-name="P86"><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86"><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7"/></text:p>
      <text:p text:style-name="P56"><text:span text:style-name="T6">. . .</text:span></text:p>
      <text:p text:style-name="P56"><text:span text:style-name="T7"/></text:p>
      <text:p text:style-name="P134"><text:span text:style-name="T8">I made some updates to my website while listening to </text:span><text:span text:style-name="T17">The Listening</text:span><text:span text:style-name="T10">, folded my laundry, put it away. I listened to some of the first blackstar album and </text:span><text:span text:style-name="T17">Take Me Where I ain’t</text:span><text:span text:style-name="T10">.</text:span></text:p>
      <text:p text:style-name="P26"><text:soft-page-break/><text:span text:style-name="T7"/></text:p>
      <text:p text:style-name="P56"><text:span text:style-name="T6">. . .</text:span></text:p>
      <text:p text:style-name="P56"><text:span text:style-name="T7"/></text:p>
      <text:p text:style-name="P134"><text:span text:style-name="T10">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134"><text:span text:style-name="T10"/></text:p>
      <text:p text:style-name="P86"><text:span text:style-name="T10">IV.IV</text:span></text:p>
      <text:p text:style-name="P86"><text:span text:style-name="T6"/></text:p>
      <text:p text:style-name="P86"><text:span text:style-name="T6">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7"/></text:p>
      <text:p text:style-name="P56"><text:span text:style-name="T6">. . .</text:span></text:p>
      <text:p text:style-name="P56"><text:span text:style-name="T7"/></text:p>
      <text:p text:style-name="P134"><text:span text:style-name="T10">kevin, dulci and I played a very fun set. From what I can gather looking at my calendar, it was the first time we’d played our original songs together since the Pie Chani Christmas party in early december. The music felt fresh and effortless.</text:span></text:p>
      <text:p text:style-name="P134"><text:span text:style-name="T10"><text:s text:c="3"/>I drank a coffee while loading out and then got stuck in traffic.</text:span></text:p>
      <text:p text:style-name="P134"><text:span text:style-name="T10"/></text:p>
      <text:p text:style-name="P86"><text:span text:style-name="T10">IV.V</text:span></text:p>
      <text:p text:style-name="P86"><text:span text:style-name="T6"/></text:p>
      <text:p text:style-name="P87"><text:span text:style-name="T6">I woke, made coffee and listened to the new khruangbin album before packing a small bag to go house sitting. I stared out the window when I got there, sitting quietly with Charlie and Nubs. My </text:span><text:soft-page-break/><text:span text:style-name="T6">phone informed me that I had walked 122 miles in the month of March — certainly a new record.</text:span></text:p>
      <text:p text:style-name="P27"><text:span text:style-name="T7"/></text:p>
      <text:p text:style-name="P57"><text:span text:style-name="T6">. . .</text:span></text:p>
      <text:p text:style-name="P57"><text:span text:style-name="T7"/></text:p>
      <text:p text:style-name="P135"><text:span text:style-name="T10">Gnarlie and I went to the bank after reading through writings and making small changes. I deposited my cash from the purpleonion and said, “Could a depressed person do </text:span><text:span text:style-name="T17">that?</text:span><text:span text:style-name="T10">” it was very windy outside. We drove home, ate some food &amp; took a nap together.</text:span></text:p>
      <text:p text:style-name="P135"><text:span text:style-name="T10"><text:s text:c="3"/>I spent the night on self-enquiry and a little poetry.</text:span></text:p>
      <text:p text:style-name="P135"><text:span text:style-name="T10"/></text:p>
      <text:p text:style-name="P88"><text:span text:style-name="T10">IV.VI</text:span></text:p>
      <text:p text:style-name="P88"><text:span text:style-name="T6"/></text:p>
      <text:p text:style-name="P88"><text:span text:style-name="T6">Woke, let Charlie out, fed she and Nubs. Neighbor Stan came to the door and said, “Aw man, I thought kevin was here. I was hoping for a ride.” I said, “I’ll give you a ride, bud!”</text:span></text:p>
      <text:p text:style-name="P88"><text:span text:style-name="T6"><text:s text:c="3"/>we went to Instant Karma to pick up some candles and then walked to beanworks for coffees. We drove home, where I drank my coffee, looked at my phone and wrote in my journal.</text:span></text:p>
      <text:p text:style-name="P28"><text:span text:style-name="T7"/></text:p>
      <text:p text:style-name="P58"><text:span text:style-name="T6">. . .</text:span></text:p>
      <text:p text:style-name="P58"><text:span text:style-name="T7"/></text:p>
      <text:p text:style-name="P135"><text:span text:style-name="T10">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7"/></text:p>
      <text:p text:style-name="P58"><text:span text:style-name="T6">. . .</text:span></text:p>
      <text:p text:style-name="P58"><text:span text:style-name="T7"/></text:p>
      <text:p text:style-name="P135"><text:soft-page-break/><text:span text:style-name="T10">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135"><text:span text:style-name="T10"><text:s text:c="3"/>Melissa took Max home and I chatted with alex about the book he had been working on for three years, and how I had recently started sharing my journals. “You’re the first person I’ve told,” I said.</text:span></text:p>
      <text:p text:style-name="P135"><text:span text:style-name="T10"><text:s text:c="3"/>We hugged and ryan gave me a ride to hendrix, where I ate chips, made rice and wrote in my journal.</text:span></text:p>
      <text:p text:style-name="P135"><text:span text:style-name="T10"/></text:p>
      <text:p text:style-name="P88"><text:span text:style-name="T10">IV.VII</text:span></text:p>
      <text:p text:style-name="P88"><text:span text:style-name="T10"/></text:p>
      <text:p text:style-name="P135"><text:span text:style-name="T10">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7">Waiting in Vain</text:span><text:span text:style-name="T10">, the last song we played. </text:span></text:p>
      <text:p text:style-name="P85"><text:span text:style-name="T1"/></text:p>
      <text:p text:style-name="P88"><text:span text:style-name="T8">IV.IX</text:span></text:p>
      <text:p text:style-name="P88"><text:span text:style-name="T1"/></text:p>
      <text:p text:style-name="P88"><text:span text:style-name="T1">The rain was hypnotic. We slept with the window open til 11AM, at which point I drank a coffee and gathered my things. We drove down to Zepplin, where I fed the monsters and wrote in my journal.</text:span></text:p>
      <text:p text:style-name="P28"><text:span text:style-name="T7"/></text:p>
      <text:p text:style-name="P58"><text:span text:style-name="T6">. . .</text:span></text:p>
      <text:p text:style-name="P58"><text:span text:style-name="T7"/></text:p>
      <text:p text:style-name="P135"><text:soft-page-break/><text:span text:style-name="T8">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135"><text:span text:style-name="T8"/></text:p>
      <text:p text:style-name="P88"><text:span text:style-name="T8">IV.X</text:span></text:p>
      <text:p text:style-name="P88"><text:span text:style-name="T1"/></text:p>
      <text:p text:style-name="P89"><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89"><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89"><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89"><text:span text:style-name="T1"><text:s text:c="3"/>I slept from midnight til 430, ate a clementine, drank a tangerine bubbly, listened to some songs, smoked and wrote in my journal.</text:span></text:p>
      <text:p text:style-name="P29"><text:span text:style-name="T7"/></text:p>
      <text:p text:style-name="P89"><text:span text:style-name="T8">IV.XI</text:span></text:p>
      <text:p text:style-name="P89"><text:span text:style-name="T8"/></text:p>
      <text:p text:style-name="P90"><text:span text:style-name="T8">I napped, walked Charlie down to her house in the rain and then walked to aldi, izzy’s, the market and my house. I sat on the porch, added more espresso to </text:span><text:soft-page-break/><text:span text:style-name="T8">my latte and wrote in my journal, feeling as dreary as the weather.</text:span></text:p>
      <text:p text:style-name="P30"><text:span text:style-name="T7"/></text:p>
      <text:p text:style-name="P59"><text:span text:style-name="T6">. . .</text:span></text:p>
      <text:p text:style-name="P59"><text:span text:style-name="T7"/></text:p>
      <text:p text:style-name="P136"><text:span text:style-name="T8">I took a bath, drove to hendrix, made food and laid down in bed. Melissa and Max came over to give me a hug. After a convo on the porch, I went back to bed and eventually fell asleep.</text:span></text:p>
      <text:p text:style-name="P136"><text:span text:style-name="T8"/></text:p>
      <text:p text:style-name="P90"><text:span text:style-name="T8">IV.XII</text:span></text:p>
      <text:p text:style-name="P90"><text:span text:style-name="T1"/></text:p>
      <text:p text:style-name="P91"><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7"/></text:p>
      <text:p text:style-name="P60"><text:span text:style-name="T6">. . .</text:span></text:p>
      <text:p text:style-name="P60"><text:span text:style-name="T7"/></text:p>
      <text:p text:style-name="P137"><text:span text:style-name="T8">Gnarly and I took my possessions and drove up to my house. I probably drank a coffee and then walked Charlie the Dog back to kev’s house. I went to aldi, izzy’s, the market and my house after that.</text:span></text:p>
      <text:p text:style-name="P137"><text:span text:style-name="T8"><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37"><text:span text:style-name="T8"><text:s text:c="3"/>I rode with Kim &amp; Ted back to avl and quickly fell asleep.</text:span></text:p>
      <text:p text:style-name="P137"><text:span text:style-name="T8"/></text:p>
      <text:p text:style-name="P91"><text:span text:style-name="T8">IV.XIII</text:span></text:p>
      <text:p text:style-name="P91"><text:span text:style-name="T1"/></text:p>
      <text:p text:style-name="P91"><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91"><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91"><text:span text:style-name="T1"/></text:p>
      <text:p text:style-name="P91"><text:span text:style-name="T8">IV.XIV</text:span></text:p>
      <text:p text:style-name="P91"><text:span text:style-name="T1"/></text:p>
      <text:p text:style-name="P91"><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7"/></text:p>
      <text:p text:style-name="P60"><text:span text:style-name="T6">. . .</text:span></text:p>
      <text:p text:style-name="P60"><text:span text:style-name="T7"/></text:p>
      <text:p text:style-name="P137"><text:span text:style-name="T8">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37"><text:span text:style-name="T8"><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37"><text:span text:style-name="T8"><text:s text:c="3"/>I woke, listened to </text:span><text:span text:style-name="T17">Let it Die</text:span><text:span text:style-name="T10"> and laid awake.</text:span></text:p>
      <text:p text:style-name="P137"><text:span text:style-name="T10"/></text:p>
      <text:p text:style-name="P91"><text:span text:style-name="T10">IV.XV</text:span></text:p>
      <text:p text:style-name="P91"><text:soft-page-break/><text:span text:style-name="T6"/></text:p>
      <text:p text:style-name="P91"><text:span text:style-name="T6">I woke after 10, drank a coffee in the hammock, made another, walked to aldi, then Odd’s, where I ordered a latte and wrote in my journal.</text:span></text:p>
      <text:p text:style-name="P31"><text:span text:style-name="T7"/></text:p>
      <text:p text:style-name="P60"><text:span text:style-name="T6">. . .</text:span></text:p>
      <text:p text:style-name="P60"><text:span text:style-name="T7"/></text:p>
      <text:p text:style-name="P137"><text:span text:style-name="T10">I went home, ate chocolate, typed on my computer and eventually walked up to thepump. They were closed, but I realized that didn’t matter to me at all, so I sat in the gas station parking lot and watched people arrive.</text:span></text:p>
      <text:p text:style-name="P137"><text:span text:style-name="T10"><text:s text:c="3"/>Grant wanted to go to UJ, so I had a hop water with him there. Around 430, we went back to thepump, where I ate hibachi, bought a 12-pack of Athletic and drove down to middlemont.</text:span></text:p>
      <text:p text:style-name="P137"><text:span text:style-name="T10"><text:s text:c="3"/>We had hannah rehearsal on the porch, and then I drove to themashup. They finished playing at 11:15. I drove home and cried myself to sleep, woke at 3AM, took a bath, went back to bed and had life-or-death dreams.</text:span></text:p>
      <text:p text:style-name="P137"><text:span text:style-name="T10"/></text:p>
      <text:p text:style-name="P91"><text:span text:style-name="T10">IV.XVI</text:span></text:p>
      <text:p text:style-name="P91"><text:span text:style-name="T6"/></text:p>
      <text:p text:style-name="P91"><text:span text:style-name="T6">I awoke an hour before my alarm, made my bed, tidied the kitchen and the bathroom, made coffee and wrote in my journal.</text:span></text:p>
      <text:p text:style-name="P32"><text:span text:style-name="T7"/></text:p>
      <text:p text:style-name="P61"><text:span text:style-name="T6">. . .</text:span></text:p>
      <text:p text:style-name="P61"><text:span text:style-name="T7"/></text:p>
      <text:p text:style-name="P138"><text:span text:style-name="T10">I drove to </text:span><text:span text:style-name="T20">scotts and was the first one there. Scott was he was playing guitar on his porch when I got there rehearsal</text:span><text:span text:style-name="T10"> everexpanding rehearsal drove Charlie to her house, no, met my mom at my house, swapped Minis, drove Charlie home, came back, emptied my pockets and wrote in my journal.</text:span></text:p>
      <text:p text:style-name="P32"><text:span text:style-name="T7"/></text:p>
      <text:p text:style-name="P61"><text:soft-page-break/><text:span text:style-name="T6">. . .</text:span></text:p>
      <text:p text:style-name="P61"><text:span text:style-name="T7"/></text:p>
      <text:p text:style-name="P138"><text:span text:style-name="T10">I set off for downtown, sat on my secret staircase to nowhere and called my mom. She had taken a nap in her car and was waiting at the ballpark, so I walked there and met her an hour-and-a-half before the game was set to start.</text:span></text:p>
      <text:p text:style-name="P138"><text:span text:style-name="T10"><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38"><text:span text:style-name="T10"/></text:p>
      <text:p text:style-name="P92"><text:span text:style-name="T10">IV.XVII</text:span></text:p>
      <text:p text:style-name="P92"><text:span text:style-name="T6"/></text:p>
      <text:p text:style-name="P92"><text:span text:style-name="T6">I slept more than I had been lately and dreamt less crazily, but still had a very awake period from 5-8. I woke again at 1045, drank two cups of coffee and managed my calendar, wrote in my journal.</text:span></text:p>
      <text:p text:style-name="P32"><text:span text:style-name="T7"/></text:p>
      <text:p text:style-name="P61"><text:span text:style-name="T6">. . .</text:span></text:p>
      <text:p text:style-name="P61"><text:span text:style-name="T7"/></text:p>
      <text:p text:style-name="P138"><text:span text:style-name="T10">I made food and drove to openfolk, mainly to see ryan. I was feeling very tired after that, so after helping stack chairs, I drove home, made more food and fell asleep.</text:span></text:p>
      <text:p text:style-name="P138"><text:span text:style-name="T10"/></text:p>
      <text:p text:style-name="P93"><text:span text:style-name="T10">IV.XVIII</text:span></text:p>
      <text:p text:style-name="P93"><text:span text:style-name="T6"/></text:p>
      <text:p text:style-name="P93"><text:span text:style-name="T6">I picked up kevin and drove to the shed, where we started making music at 1030. at six, we drove to his house, where we had dulci band rehealrsal til 930. I went to UJ after that, ate a felafel burger </text:span><text:soft-page-break/><text:span text:style-name="T6">with tots, drank an athletc, drove home and took a bath. I was feeling clean and restless, so I put on some shorts, a T-shirt and walked up to the countryclub for another Mathletic. I went home and listened to hannah kaminer songs.</text:span></text:p>
      <text:p text:style-name="P93"><text:span text:style-name="T6"/></text:p>
      <text:p text:style-name="P93"><text:span text:style-name="T10">IV.XIX</text:span></text:p>
      <text:p text:style-name="P93"><text:span text:style-name="T6"/></text:p>
      <text:p text:style-name="P93"><text:span text:style-name="T6">I woke after a nice rain, made a cup of coffee, listened to </text:span><text:span text:style-name="T16">Heavy on the Vine</text:span><text:span text:style-name="T6">, packed my drums in the convertible, called my dad, ate a banana, made another cup of coffee and wrote in my journal.</text:span></text:p>
      <text:p text:style-name="P33"><text:span text:style-name="T7"/></text:p>
      <text:p text:style-name="P62"><text:span text:style-name="T6">. . .</text:span></text:p>
      <text:p text:style-name="P62"><text:span text:style-name="T7"/></text:p>
      <text:p text:style-name="P139"><text:span text:style-name="T10">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39"><text:span text:style-name="T10"><text:s text:c="3"/>I slept soundly.</text:span></text:p>
      <text:p text:style-name="P139"><text:span text:style-name="T10"/></text:p>
      <text:p text:style-name="P93"><text:span text:style-name="T10">IV.XX</text:span></text:p>
      <text:p text:style-name="P93"><text:span text:style-name="T6"/></text:p>
      <text:p text:style-name="P93"><text:span text:style-name="T6">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93"><text:span text:style-name="T6"><text:s text:c="3"/>I went to aldi for fruits and veggies, came home and wrote in my journal.</text:span></text:p>
      <text:p text:style-name="P34"><text:span text:style-name="T7"/></text:p>
      <text:p text:style-name="P63"><text:span text:style-name="T6">. . .</text:span></text:p>
      <text:p text:style-name="P63"><text:span text:style-name="T7"/></text:p>
      <text:p text:style-name="P140"><text:soft-page-break/><text:span text:style-name="T10">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40"><text:span text:style-name="T10"><text:s text:c="3"/>There was a beautiful collection of people and sounds in the room. We grounded that energy by going to the WALK, where we pushed three or four tables together and did our best to not overwork their only two servers.</text:span></text:p>
      <text:p text:style-name="P140"><text:span text:style-name="T10"><text:s text:c="3"/>Everyone was tired and we talked about how hard they were going to sleep before parting ways.</text:span></text:p>
      <text:p text:style-name="P140"><text:span text:style-name="T10"/></text:p>
      <text:p text:style-name="P94"><text:span text:style-name="T10">IV.XXI</text:span></text:p>
      <text:p text:style-name="P94"><text:span text:style-name="T6"/></text:p>
      <text:p text:style-name="P94"><text:span text:style-name="T6">I made coffee, listened to the Thomas kozak EP and wrote in my journal.</text:span></text:p>
      <text:p text:style-name="P34"><text:span text:style-name="T7"/></text:p>
      <text:p text:style-name="P63"><text:span text:style-name="T6">. . .</text:span></text:p>
      <text:p text:style-name="P63"><text:span text:style-name="T7"/></text:p>
      <text:p text:style-name="P140"><text:span text:style-name="T10">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40"><text:span text:style-name="T10"><text:s text:c="3"/>I met a cool dog named Toby and drove to Static Age Loft, where Millie and three other songwriters were playing in a round. I drank a Mathletic Lite, chatted with Christina and drove home, took a bath. I was tired and fell asleep.</text:span></text:p>
      <text:p text:style-name="P140"><text:span text:style-name="T10"/></text:p>
      <text:p text:style-name="P94"><text:span text:style-name="T10">IV.XXII</text:span></text:p>
      <text:p text:style-name="P94"><text:span text:style-name="T6"/></text:p>
      <text:p text:style-name="P95"><text:soft-page-break/><text:span text:style-name="T6">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95"><text:span text:style-name="T6"><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95"><text:span text:style-name="T6"/></text:p>
      <text:p text:style-name="P96"><text:span text:style-name="T10">IV.XXIII</text:span></text:p>
      <text:p text:style-name="P96"><text:span text:style-name="T6"/></text:p>
      <text:p text:style-name="P97"><text:span text:style-name="T6">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7"/></text:p>
      <text:p text:style-name="P64"><text:span text:style-name="T6">. . .</text:span></text:p>
      <text:p text:style-name="P64"><text:span text:style-name="T7"/></text:p>
      <text:p text:style-name="P141"><text:span text:style-name="T10">I walked up to thepump, where Blessed Soul food truck was serving. I ordered a burger w/ fries, baked beans + mac &amp; cheese, told my friends I was tired after eating all that, walked home and fell asleep with my clothes on.</text:span></text:p>
      <text:p text:style-name="P141"><text:span text:style-name="T10"/></text:p>
      <text:p text:style-name="P97"><text:span text:style-name="T10">IV.XXIV</text:span></text:p>
      <text:p text:style-name="P97"><text:span text:style-name="T6"/></text:p>
      <text:p text:style-name="P98"><text:span text:style-name="T6">I made a cup of coffee and drank it in the back garden, listened to the new drdog song, put on my rain coat and walked up to aldi for grapes, citrus, </text:span><text:soft-page-break/><text:span text:style-name="T6">bananas, peas &amp; kidney beans. I walked to odd’s after that, ordered a latte and wrote in my journal.</text:span></text:p>
      <text:p text:style-name="P36"><text:span text:style-name="T7"/></text:p>
      <text:p text:style-name="P65"><text:span text:style-name="T6">. . .</text:span></text:p>
      <text:p text:style-name="P65"><text:span text:style-name="T7"/></text:p>
      <text:p text:style-name="P142"><text:span text:style-name="T10">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42"><text:span text:style-name="T10"><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42"><text:span text:style-name="T10"/></text:p>
      <text:p text:style-name="P98"><text:span text:style-name="T10">IV.XXV</text:span></text:p>
      <text:p text:style-name="P98"><text:span text:style-name="T6"/></text:p>
      <text:p text:style-name="P99"><text:span text:style-name="T6">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7"><text:span text:style-name="T7"/></text:p>
      <text:p text:style-name="P66"><text:span text:style-name="T6">. . .</text:span></text:p>
      <text:p text:style-name="P66"><text:span text:style-name="T7"/></text:p>
      <text:p text:style-name="P143"><text:span text:style-name="T10">I sat in the park, drank another coffee, walked back to the west side and watched the everexpanding session from secretsounds. I walked up to thepump, </text:span><text:soft-page-break/><text:span text:style-name="T10">ordered a burrito from elkimchi and walked to izzy’s for a coffee.</text:span></text:p>
      <text:p text:style-name="P143"><text:span text:style-name="T10"><text:s text:c="3"/>I had something stuck in my tooth and could not get it out. The coffee shop closed, so I sat by the park and texted Allen to see if he was home and had any floss. He wasn’t, but said his house was unlocked.</text:span></text:p>
      <text:p text:style-name="P143"><text:span text:style-name="T10"><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43"><text:span text:style-name="T10"><text:s text:c="3"/>I ran into a drunk Myles, gave him a ride, had an Athletic at theclub, went home and fell asleep.</text:span></text:p>
      <text:p text:style-name="P143"><text:span text:style-name="T10"/></text:p>
      <text:p text:style-name="P100"><text:span text:style-name="T10">IV.XXVI</text:span></text:p>
      <text:p text:style-name="P100"><text:span text:style-name="T6"/></text:p>
      <text:p text:style-name="P100"><text:span text:style-name="T6">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7"><text:span text:style-name="T7"/></text:p>
      <text:p text:style-name="P66"><text:span text:style-name="T6">. . .</text:span></text:p>
      <text:p text:style-name="P66"><text:span text:style-name="T7"/></text:p>
      <text:p text:style-name="P144"><text:span text:style-name="T10">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44"><text:span text:style-name="T10"><text:s text:c="3"/>We ate pizza and ice cream until lucy left for the Grey Eagle and I got a text from rebekah asking if I wanted to join her for a show at aryuprana, which was amazing. We drove to onestop after that, </text:span><text:soft-page-break/><text:span text:style-name="T10">realized it wasn’t our scene and went to thewhale instead, where we caught up on how crazy life had been since seeing eo three years earlier.</text:span></text:p>
      <text:p text:style-name="P144"><text:span text:style-name="T10"/></text:p>
      <text:p text:style-name="P101"><text:span text:style-name="T10">IV.XXVII</text:span></text:p>
      <text:p text:style-name="P101"><text:span text:style-name="T6"/></text:p>
      <text:p text:style-name="P101"><text:span text:style-name="T6">Walked to kev’s house for rehearsal with he and hannah, and had a nice sit in the park beforehand. We ran through our setlist and then swung by my house, hannah’s house and chipotle before driving to columbia for a garden party.</text:span></text:p>
      <text:p text:style-name="P101"><text:span text:style-name="T6"><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101"><text:span text:style-name="T6"/></text:p>
      <text:p text:style-name="P101"><text:span text:style-name="T10">IV.XXVIII</text:span></text:p>
      <text:p text:style-name="P101"><text:span text:style-name="T6"/></text:p>
      <text:p text:style-name="P101"><text:span text:style-name="T6">Woke, drove to the shed and worked or reworked four-five new tunes before driving out to sylva for my mom’s bday dinner. I bought a box of cheezits on the way home and ate the whole thing in an effort to decompress.</text:span></text:p>
      <text:p text:style-name="P101"><text:span text:style-name="T6"/></text:p>
      <text:p text:style-name="P101"><text:span text:style-name="T10">IV.XXIX</text:span></text:p>
      <text:p text:style-name="P101"><text:span text:style-name="T6"/></text:p>
      <text:p text:style-name="P102"><text:span text:style-name="T6">Woke to the sounds of the neighbor vaccuming out their car. I went downstairs to escape it, but realized I was out of coffee, so I walked to kotakai, the market, aldi, odd’s and back home, where I sat on the couch and wrote in my journal.</text:span></text:p>
      <text:p text:style-name="P38"><text:span text:style-name="T7"/></text:p>
      <text:p text:style-name="P67"><text:span text:style-name="T6">. . .</text:span></text:p>
      <text:p text:style-name="P67"><text:span text:style-name="T7"/></text:p>
      <text:p text:style-name="P145"><text:span text:style-name="T10">I got up to do the dishes and had missed a call from hannah. We made plans to collect my drums at dinner </text:span><text:soft-page-break/><text:span text:style-name="T10">time and so I told her my plan as I was realizing it of walking downtown to make the most of my day off. She too was headed downtown and told me where she would be.</text:span></text:p>
      <text:p text:style-name="P145"><text:span text:style-name="T10"><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45"><text:span text:style-name="T10"><text:s text:c="3"/>I took a bath after she dropped me off and walked to themashup, where I had good talks with devon &amp; Troy before heading home and falling asleep.</text:span></text:p>
      <text:p text:style-name="P145"><text:span text:style-name="T10"/></text:p>
      <text:p text:style-name="P102"><text:span text:style-name="T10">IV.XXX</text:span></text:p>
      <text:p text:style-name="P102"><text:span text:style-name="T10"/></text:p>
      <text:p text:style-name="P146"><text:span text:style-name="T10">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46"><text:span text:style-name="T10"/></text:p>
      <text:p text:style-name="P39"><text:span text:style-name="T7"/></text:p>
      <text:p text:style-name="P68"><text:span text:style-name="T6">. . .</text:span></text:p>
      <text:p text:style-name="P68"><text:span text:style-name="T7"/></text:p>
      <text:p text:style-name="P103"><text:span text:style-name="T10">V.I</text:span></text:p>
      <text:p text:style-name="P103"><text:span text:style-name="T6"/></text:p>
      <text:p text:style-name="P104"><text:span text:style-name="T6">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104"><text:span text:style-name="T6"><text:s text:c="3"/>I went to avlclub after that, ordered an americano and wrote in my journal.</text:span></text:p>
      <text:p text:style-name="P40"><text:soft-page-break/><text:span text:style-name="T7"/></text:p>
      <text:p text:style-name="P69"><text:span text:style-name="T6">. . .</text:span></text:p>
      <text:p text:style-name="P69"><text:span text:style-name="T7"/></text:p>
      <text:p text:style-name="P147"><text:span text:style-name="T10">I ordered another coffee, sat in the park, changed my shoes and walked home, unable to decide on anything to eat. I hung at the house for a while and eventually decided to eat a cold italian from pizzamind.</text:span></text:p>
      <text:p text:style-name="P147"><text:span text:style-name="T10"><text:s text:c="3"/>I drove to rehearsal at hannah’s house with melissa and jackson, then gave hannah a ride to ingles. We texted sweetly after that and I listened to a record by Luther somebody; she had sent me a song from it about a cricket.</text:span></text:p>
      <text:p text:style-name="P147"><text:span text:style-name="T10"/></text:p>
      <text:p text:style-name="P104"><text:span text:style-name="T10">V.II</text:span></text:p>
      <text:p text:style-name="P104"><text:span text:style-name="T6"/></text:p>
      <text:p text:style-name="P105"><text:span text:style-name="T6">What a day. In no particular order, I wrote in my journal and elsewhere. I drank four cups of coffee, set up my vcr, watched Driving Miss Daisy, made a bagel sandwich and never left the house.</text:span></text:p>
      <text:p text:style-name="P105"><text:span text:style-name="T6"/></text:p>
      <text:p text:style-name="P105"><text:span text:style-name="T10">V.III</text:span></text:p>
      <text:p text:style-name="P105"><text:span text:style-name="T10"/></text:p>
      <text:p text:style-name="P148"><text:span text:style-name="T10">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48"><text:span text:style-name="T10"><text:s text:c="3"/>I drove home and fell fast asleep.</text:span></text:p>
      <text:p text:style-name="P148"><text:span text:style-name="T10"/></text:p>
      <text:p text:style-name="P106"><text:span text:style-name="T10">V.IV</text:span></text:p>
      <text:p text:style-name="P106"><text:span text:style-name="T6"/></text:p>
      <text:p text:style-name="P106"><text:span text:style-name="T6">Made a cup of coffee, walked to aldi, swung by kotakai for a sit, walked home, took a bath, made transportation arrangements and wrote in my journal.</text:span></text:p>
      <text:p text:style-name="P41"><text:soft-page-break/><text:span text:style-name="T7"/></text:p>
      <text:p text:style-name="P70"><text:span text:style-name="T6">. . .</text:span></text:p>
      <text:p text:style-name="P70"><text:span text:style-name="T7"/></text:p>
      <text:p text:style-name="P149"><text:span text:style-name="T10">I made a third coffee, went down to hannah’s, loaded her care in the rain and drove to the purpleonion. We loaded in, set up, hung in the greenroom, ate dinner and started our set.</text:span></text:p>
      <text:p text:style-name="P149"><text:span text:style-name="T10"><text:s text:c="3"/>Things sounded amazing to me for about 10 songs, but things slowly started to go wrong and hannah lost her compusure. Things started getting to fast. We packed up and drove home in the rain.</text:span></text:p>
      <text:p text:style-name="P149"><text:span text:style-name="T10"><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49"><text:span text:style-name="T10"><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49"><text:span text:style-name="T10"><text:s text:c="3"/>I sped home and got in bed. She said she should have instead told me to be kind to myself also. I appreciated the clarification and wanted her to know my desire to be kind, fun and helpful did not come with expectation.</text:span></text:p>
      <text:p text:style-name="P149"><text:span text:style-name="T10"><text:s text:c="3"/>“I know,” she said. “Thank you.”</text:span></text:p>
      <text:p text:style-name="P149"><text:span text:style-name="T10"/></text:p>
      <text:p text:style-name="P149"><text:span text:style-name="T10">the fucking birds went nuts at 4AM and my sleep became erratic.</text:span></text:p>
      <text:p text:style-name="P41"><text:span text:style-name="T7"/></text:p>
      <text:p text:style-name="P70"><text:span text:style-name="T6">. . .</text:span></text:p>
      <text:p text:style-name="P70"><text:span text:style-name="T7"/></text:p>
      <text:p text:style-name="P150"><text:soft-page-break/><text:span text:style-name="T10">There was also the part where I said, “I don’t want to change anything… if you don’t.” that was probably after I said I was okay with being friends.</text:span></text:p>
      <text:p text:style-name="P150"><text:span text:style-name="T10"/></text:p>
      <text:p text:style-name="P107"><text:span text:style-name="T10">V.V</text:span></text:p>
      <text:p text:style-name="P107"><text:span text:style-name="T6"/></text:p>
      <text:p text:style-name="P108"><text:span text:style-name="T6">I made a coffee, drank it, wrote in my journal and walked up to kotakai. Apparently theyre closed on sundays, so I went to odd’s, where both my cards got declined. I transferred money from checking to shares and back again, then took my latte to drink in front of the brewpump. I looked so down on my luck that a man asked if I needed a dollar. I said sure.</text:span></text:p>
      <text:p text:style-name="P108"><text:span text:style-name="T6"><text:s text:c="3"/>I walked past the ingles egg protestors and down to hannah’s house at exactly 12:30. we loaded her car and talked very little about the night before. In fact, her asking if I had gotten enough sleep may not have been as directly related to my hearbreak as I assumed it to be.</text:span></text:p>
      <text:p text:style-name="P108"><text:span text:style-name="T6"><text:s text:c="3"/>We listened to okonski, stopped at an ingles starbucks for coffee and food items. I took over driving and we talked the whole way there until listening to U2 at the very end. We arrived at the neighborhood and did a tour of the art festival due to not knocking on the door hard enough or checking the back yard.</text:span></text:p>
      <text:p text:style-name="P108"><text:span text:style-name="T6"><text:s text:c="3"/>We re-arrived at the same time as jackon, set up, ate arepas, played a great set. I started to feel blue towards the end and got a little bombastic at times as a temper tantrum. I moped around in a manner that only my friend’s would recognize, packed up the car, said goodbyes and got on the road with jackson.</text:span></text:p>
      <text:p text:style-name="P108"><text:span text:style-name="T6"><text:s text:c="3"/>We talked about quitting alcohol, loving hannah, music &amp; psychology, stopped at the saluda Marathon, drove to avl in the rain. Hannah and I Dmed a </text:span><text:soft-page-break/><text:span text:style-name="T6">surprising amount after that, more than I had intended.</text:span></text:p>
      <text:p text:style-name="P108"><text:span text:style-name="T6"/></text:p>
      <text:p text:style-name="P108"><text:span text:style-name="T10">V.VI</text:span></text:p>
      <text:p text:style-name="P108"><text:span text:style-name="T6"/></text:p>
      <text:p text:style-name="P109"><text:span text:style-name="T6">I woke at 1130, made a coffee and thought about all my recent choices with shame. I wrote about the ways I regretted interacting with hannah and the chemical/habitual reasons for it. With the help of a second cup of coffee, it went through 4 new drafts from therapy to cringe love bombinb. At least I was doing laundry.</text:span></text:p>
      <text:p text:style-name="P109"><text:span text:style-name="T6"><text:s text:c="3"/>I also listened to four new scott demos, wrote to that band, my sister, my mom, maryclaire.</text:span></text:p>
      <text:p text:style-name="P109"><text:span text:style-name="T6"><text:s text:c="3"/>I fleshed out my discography, made it the front page of my website, got a call from hannah about trading off my drums, folded and put away my clothes, walked to ingles, ate cheezits and talked to isiah on the way home, made a bagel sandwich, cleaned my bathroom and wrote in my journal.</text:span></text:p>
      <text:p text:style-name="P109"><text:span text:style-name="T6"><text:s text:c="3"/>I feel relief of the fear of rejection from hannah, which optimistically translates to less attachment to the outcome of our relationship. I’m still excited to see her though. I realized on my walk home it’s okay to not have monk-like resistance to hits of dopamine, but I may be the man for the job of working toward that goal.</text:span></text:p>
      <text:p text:style-name="P42"><text:span text:style-name="T7"/></text:p>
      <text:p text:style-name="P71"><text:span text:style-name="T6">. . .</text:span></text:p>
      <text:p text:style-name="P71"><text:span text:style-name="T7"/></text:p>
      <text:p text:style-name="P151"><text:span text:style-name="T10">I made food and hung out on the couch until hannah arrived. She helped me unload my drums and then offered me some grapes, for which I traded a hop water in return. I thought about watching Babe, but a thunder storm was rolling in, so I watched that instead.</text:span></text:p>
      <text:p text:style-name="P151"><text:span text:style-name="T7"/></text:p>
      <text:p text:style-name="P110"><text:soft-page-break/><text:span text:style-name="T10">V.VII</text:span></text:p>
      <text:p text:style-name="P85"><text:span text:style-name="T1"/></text:p>
      <text:p text:style-name="P111"><text:span text:style-name="T1">I drank a cup of coffee, packed my bag and walked downtown to avlclub for a second coffee. I was sitting in the park when I heard jb call to me, who was heading to yachtclub way before they opened.</text:span></text:p>
      <text:p text:style-name="P111"><text:span text:style-name="T1"><text:s text:c="3"/>We played a game of chess outside avlclub and were soon joined by cait. She and I walked down Mushroom Lane, split a pill, went to mamacita’s, the co-op an art store, the parking garage and my house. She was a little unsure about having sex but eventually decided it was a good idea while we listened to khruangbin.</text:span></text:p>
      <text:p text:style-name="P111"><text:span text:style-name="T1"><text:s text:c="3"/>She went home while I finished off. I was getting late to pick alyse up, but also right on time. We went to the shed, ate pizza in the yard, played through the set twice and departed. I went to the pattonave ingles and then ended up behind hannah on haywood.</text:span></text:p>
      <text:p text:style-name="P111"><text:span text:style-name="T1"><text:s text:c="3"/>I fell asleep texting with her and cait.</text:span></text:p>
      <text:p text:style-name="P111"><text:span text:style-name="T1"/></text:p>
      <text:p text:style-name="P111"><text:span text:style-name="T1">I forgot to mention hnow I had seen a very fine looking maddy rojas while sitting with jb. She was clearly on a date. After cait left, I noticed I had her number and texted her asking if she’d like to go on one with me, which we scheduled for thursday.</text:span></text:p>
      <text:p text:style-name="P111"><text:span text:style-name="T1"/></text:p>
      <text:p text:style-name="P112"><text:span text:style-name="T8">V.X</text:span></text:p>
      <text:p text:style-name="P112"><text:span text:style-name="T1"/></text:p>
      <text:p text:style-name="P112"><text:span text:style-name="T1">woke, made coffee, listened to two nursecat songs and wrote in my journal.</text:span></text:p>
      <text:p text:style-name="P43"><text:span text:style-name="T7"/></text:p>
      <text:p text:style-name="P72"><text:span text:style-name="T6">. . .</text:span></text:p>
      <text:p text:style-name="P72"><text:span text:style-name="T7"/></text:p>
      <text:p text:style-name="P152"><text:span text:style-name="T8">I walked to middlemont for rehearsal with ryan and tina, then got a group text from dulci saying she, alyse and becca had been asked to sing w/ drdog. I </text:span><text:soft-page-break/><text:span text:style-name="T8">walked to aldi, izzy’s and home while obsessing over my desire to be invited to somehow tag along.</text:span></text:p>
      <text:p text:style-name="P152"><text:span text:style-name="T8"><text:s text:c="3"/>I listened to night four of the sanfransisco album and fell asleep for a couple hours, dreaming of farting around scott’s house with him, kevin &amp; leann.</text:span></text:p>
      <text:p text:style-name="P152"><text:span text:style-name="T8"><text:s text:c="3"/>I made an overly toasted bagel and rotted in bed until it was time to walk to Odd for the sungoblin show. I enjoyed watching bands I wouldn’t normally see, but started getting tired ruing their set, especially once hannah group-texted about the Aurora borialis.</text:span></text:p>
      <text:p text:style-name="P152"><text:span text:style-name="T8"><text:s text:c="3"/>I couldn’t see it on my cold walk home. I texted her to say as much, and she eventually responded, “I saw it only briefly.”</text:span></text:p>
      <text:p text:style-name="P152"><text:span text:style-name="T8"/></text:p>
      <text:p text:style-name="P113"><text:span text:style-name="T8">V.XI</text:span></text:p>
      <text:p text:style-name="P113"><text:span text:style-name="T1"/></text:p>
      <text:p text:style-name="P114"><text:span text:style-name="T1">I woke at 7 feeling lonely and depressed. I slept til noon, dreaming of things I need to move to scott’s house. He had said today was a good day for that, but did not respond when I asked about noon.</text:span></text:p>
      <text:p text:style-name="P114"><text:span text:style-name="T1"><text:s text:c="3"/>I reluctantly made a coffee, started responding to texts from the day before, got back into bed and wrote in my journal.</text:span></text:p>
      <text:p text:style-name="P114"><text:span text:style-name="T1"/></text:p>
      <text:p text:style-name="P114"><text:span text:style-name="T1">Today marks 10 weeks of no drinking. I wish I felt more accomplished. I at least have the insight of knowing I would have gotten wasted last night and blamed my low feelings on the alcohol.</text:span></text:p>
      <text:p text:style-name="P114"><text:span text:style-name="T1"><text:s text:c="3"/>I am loosening my grip on things but it is very painful. I guess I am grateful no one has to watch me be this miserable. I would probably lie to them about how I am feeling and what I did all day — at least two years ago. </text:span><text:span text:style-name="T3">I told scott I would just bring stuff on sunday and went up to the brewpump, where I got surrounded by the aggressively boring </text:span><text:soft-page-break/><text:span text:style-name="T3">conversation of travis, case, brian and not-boring-but-oddly-softspoken Grant.</text:span></text:p>
      <text:p text:style-name="P114"><text:span text:style-name="T3"><text:s text:c="3"/>I texted hannah asking if we could throw the firesbee some time and she said that would be nice and that she would come to the Honeycutters greagle show, so I finally felt like eating and bathing.</text:span></text:p>
      <text:p text:style-name="P114"><text:span text:style-name="T3"><text:s text:c="3"/>We ended up walking up to the venue at the same time, ordering food, waiting outside. We had a awkward interaction with some guy, and when he walked away, she said:</text:span></text:p>
      <text:p text:style-name="P114"><text:span text:style-name="T3"><text:s text:c="3"/>“He broke my friend’s heart. He brought up some stuff in her that she needed to work on, and maybe anyone would have, but he was uniquely suited.”</text:span></text:p>
      <text:p text:style-name="P114"><text:span text:style-name="T3"><text:s text:c="3"/>“Yeah, that seems to be who we’re attracted to.”</text:span></text:p>
      <text:p text:style-name="P114"><text:span text:style-name="T3"><text:s text:c="3"/>“I’m sorry…”</text:span></text:p>
      <text:p text:style-name="P114"><text:span text:style-name="T3"><text:s text:c="3"/>“Oh, I wasn’t trying to be specific.” I was staring up at the tv screen. “That just seems to be going around, or what humans do in general.”</text:span></text:p>
      <text:p text:style-name="P114"><text:span text:style-name="T3"><text:s text:c="3"/>We ate, sat in the back row, had a great time hollering, were joined by alyse and loitered around after the show. We tried to find the Aurora Borialis outside afterwards but could not see it. I may have missed an opportunity to kiss her even if she didn’t 100% want me to.</text:span></text:p>
      <text:p text:style-name="P114"><text:span text:style-name="T3"><text:s text:c="3"/>She gave me a ride to my car. I followed her partway home. I fell asleep.</text:span></text:p>
      <text:p text:style-name="P73"><text:span text:style-name="T7"/></text:p>
      <text:p text:style-name="P115"><text:span text:style-name="T8">V.XII</text:span></text:p>
      <text:p text:style-name="P115"><text:span text:style-name="T1"/></text:p>
      <text:p text:style-name="P115"><text:span text:style-name="T1">Woke at 930, made coffee, packed drums, drove down to sierranevada, set up and sat in the sun. ryan was over an hour late so sound check bled into food time. Kim furstenberg pestered me through my whole meal.</text:span></text:p>
      <text:p text:style-name="P115"><text:span text:style-name="T1"><text:s text:c="3"/>The set was sloppy due to the hymanbergs not caring at all. I stared feeling heartbroken towards the break and then got further pestered by kim, who </text:span><text:soft-page-break/><text:span text:style-name="T1">was grabbing me by the arm and demanding to know me. Melissa had told her I was like a cat, so I swatted and hissed at her and told her she would have to keep trying.</text:span></text:p>
      <text:p text:style-name="P115"><text:span text:style-name="T1"><text:s text:c="3"/>Second set was a drag, but I loaded out quickly. I drove home, traded vehicles, drove to the shed, unloaded gear and sat around miserable while kevin and alyse tracked parts to a horror movie credit song produced by scott and written by greg.</text:span></text:p>
      <text:p text:style-name="P115"><text:span text:style-name="T1"><text:s text:c="3"/>Greg eventually came back with popsicles, and I recorded a sick part on the bomba. We called it a wrap at midnight. I had texted hannah to see how her day was, but she gave me the bare minimum, truly.</text:span></text:p>
      <text:p text:style-name="P115"><text:span text:style-name="T1"><text:s text:c="3"/>I drove home, ate cold burrito/popsicle and actually slept soundly.</text:span></text:p>
      <text:p text:style-name="P115"><text:span text:style-name="T1"/></text:p>
      <text:p text:style-name="P115"><text:span text:style-name="T8">V.XIII</text:span></text:p>
      <text:p text:style-name="P152"><text:span text:style-name="T8"/></text:p>
      <text:p text:style-name="P153"><text:span text:style-name="T8">I woke feeling miserable again, made coffee and wrote in my journal.</text:span></text:p>
      <text:p text:style-name="P153"><text:span text:style-name="T8"/></text:p>
      <text:p text:style-name="P153"><text:span text:style-name="T8">It has been nearly three months of believing hannah and I would be good for eo but accepting that she is not willing to try. Today is not my first time sitting with the reality that she could not give me what I needed even if she </text:span><text:span text:style-name="T17">was</text:span><text:span text:style-name="T10"> willing to try. Who could? I </text:span><text:span text:style-name="T17">know</text:span><text:span text:style-name="T10"> I’m not too much, but the whole world seems so unwilling to step outside their fortress. Am I that way? Not with hannah, I havent been, but this is a rare moment, and I suppose that’s what love is really created on.</text:span></text:p>
      <text:p text:style-name="P44"><text:span text:style-name="T7"/></text:p>
      <text:p text:style-name="P74"><text:span text:style-name="T6">. . .</text:span></text:p>
      <text:p text:style-name="P74"><text:span text:style-name="T7"/></text:p>
      <text:p text:style-name="P154"><text:span text:style-name="T10">I drove to cait’s and recognized she was about four seconds away from having a shitty attitude. We rode </text:span><text:soft-page-break/><text:span text:style-name="T10">to mizu, had a delicious lunch under the flourescent lights, listened to Echo and parted ways.</text:span></text:p>
      <text:p text:style-name="P154"><text:span text:style-name="T10"><text:s text:c="3"/>Before that, I had texted hannay saying she was important to me; I knew navigating our friendship was difficult but I was proud of us for trying. She agreed and returned the sentiment, said she and goldie were listening to cinderella and observing the cats.</text:span></text:p>
      <text:p text:style-name="P154"><text:span text:style-name="T10"><text:s text:c="3"/>Two hours later, she was wondering if she had missed something. I said no; I had just been struggling lately, and that felt like a way of sharing my feelings without pressuring her to do the same. She said she knew it has been hard on me but didn’t know what to do.</text:span></text:p>
      <text:p text:style-name="P154"><text:span text:style-name="T10"><text:s text:c="3"/>I quadruple texted her with almost every pent-up feeling and observation of the situation over the past three months. She said she had been thinking about giving me space, that she had been in my position before and went to therapy/Co-dependents Anonymous over it. She also decided to remind me she might date someone soon.</text:span></text:p>
      <text:p text:style-name="P154"><text:span text:style-name="T10"><text:s text:c="3"/>I wrung out every last feeling I had, acknowledging that I was entering into the painful acceptance phase as opposed to what I thought we could have, that I had been dating as well.</text:span></text:p>
      <text:p text:style-name="P154"><text:span text:style-name="T10"><text:s text:c="3"/></text:span><text:span text:style-name="T11">She said she couldn’t process any more in the moment and that she would focus on hanging out where we already overlap — like openfolk and band practice.</text:span></text:p>
      <text:p text:style-name="P154"><text:span text:style-name="T11"><text:s text:c="3"/>I said I was going to pick up a cute tvvcr and she agreed it was cute.</text:span></text:p>
      <text:p text:style-name="P154"><text:span text:style-name="T11"><text:s text:c="3"/>I drove to the secu on hendersonville Rd., but the guy said he was reconsidering the price and his wife was taking over the sale. Instead, I drove to scott’s house where he, kev and I worked on a song until one in the morning.</text:span></text:p>
      <text:p text:style-name="P154"><text:soft-page-break/><text:span text:style-name="T11"><text:s text:c="3"/>I came home and made peas n’ noodles from the Shin ramen I had bought from yzmarket with cait.</text:span></text:p>
      <text:p text:style-name="P154"><text:span text:style-name="T11"/></text:p>
      <text:p text:style-name="P116"><text:span text:style-name="T10">V.XIV</text:span></text:p>
      <text:p text:style-name="P116"><text:span text:style-name="T10"/></text:p>
      <text:p text:style-name="P155"><text:span text:style-name="T10">I woke </text:span><text:span text:style-name="T12">t</text:span><text:span text:style-name="T10">o a dreary day, feeling </text:span><text:span text:style-name="T13">as unattached as I had since I dumped all my feelings onto hannah. I thought about walking downtown, but it was rainy and I couldn’t decide on footwear, so I made a coffee and then wrote in my journal.</text:span></text:p>
      <text:p text:style-name="P155"><text:span text:style-name="T13"/></text:p>
      <text:p text:style-name="P156"><text:span text:style-name="T10">My major fear/sadness today (while less than most recent days) is not that I will be alone, or that an opportunity for love has been missed, but that the promise of a bond that transcended limitations of mundane logistics will no longer come to fruition; getting together and playing good songs cool may be the best we can do. I may not be allowed to give any more of myself than that.</text:span></text:p>
      <text:p text:style-name="P156"><text:span text:style-name="T10"><text:s text:c="3"/>So be it. I will hang out with scott until the early morning exploring what is possible beyond the limits of the rehearsal/gig dynamic that so many of my bands are now limited to.</text:span></text:p>
      <text:p text:style-name="P45"><text:span text:style-name="T7"/></text:p>
      <text:p text:style-name="P75"><text:span text:style-name="T6">. . .</text:span></text:p>
      <text:p text:style-name="P75"><text:span text:style-name="T7"/></text:p>
      <text:p text:style-name="P156"><text:span text:style-name="T10">I decided a walk was critical, so I head out the door and walked to battlecat, where I drank an americano in the rain and sat between someone who would have never stopped loudly talking about crypto and someone who wanted to talk to me about how enlightened she was for not believing in security.</text:span></text:p>
      <text:p text:style-name="P156"><text:span text:style-name="T10"><text:s text:c="3"/>I walked downtown, started chewing on a mushroom stem, gave half to a guy who looked like he needed it and sat under a tree in the park.</text:span></text:p>
      <text:p text:style-name="P156"><text:span text:style-name="T10"/></text:p>
      <text:p text:style-name="P156"><text:soft-page-break/><text:span text:style-name="T10">Before that, as I was about to pass over a bridge, I realized I was feeling no attachment t</text:span><text:span text:style-name="T15">o </text:span><text:span text:style-name="T10">hannah, which was nice on its own, but more interestingly, no attachment to anything for the first time in my life. I’m not sure how true that was.</text:span></text:p>
      <text:p text:style-name="P156"><text:span text:style-name="T10"/></text:p>
      <text:p text:style-name="P156"><text:span text:style-name="T10">I got up from under the tree and found highfive coffee. Nothing interested me, so I used the restroom, walked next door to thevault, ordered a $6 athletc, put it in my cup and went back to the park. I sat in the sun until my beer was empty and went up to the library. I didn’t like who I had seen working at avlclub, so I sat on a bench and listened to a schizophrenic girl talk to an imaginary friend about a tear salesman until 5PM.</text:span></text:p>
      <text:p text:style-name="P156"><text:span text:style-name="T10"><text:s text:c="3"/>I still didn’t like the new avlclub bartender, so I went to highfive, ordered a cup of drip and, when I went to use the gift card cait had given me for my birthday, I realized it was merely a punch card. I went back to the park until my coffee was lukewarm and then headed back west, stopping to pee at the greagle.</text:span></text:p>
      <text:p text:style-name="P156"><text:span text:style-name="T10"><text:s text:c="3"/>I went up Riverview Drive and was loudly greeted by a good ol’ boy from his porch. I asked if he wanted a mushroom and he said, “You been dry-land fishin’?” which took me a minute to understand and then said they were psychedelic. He said, “Hell no.” I was paranoid the cops would come get me until I made it to Archetype to pee.</text:span></text:p>
      <text:p text:style-name="P156"><text:span text:style-name="T10"><text:s text:c="3"/>I walked to the brewpump, ordered a burger, and a <text:s/>song about </text:span><text:span text:style-name="T17">Where the Wild Things Are</text:span><text:span text:style-name="T10"> cwas playing, which hannah had checked out while we were riding down to columbia, so I sent her a DM saying I hoped her soft opening was fun and easy and that I thought that </text:span><text:span text:style-name="T14">info was worth reporting.</text:span></text:p>
      <text:p text:style-name="P156"><text:span text:style-name="T14"><text:s text:c="3"/>I ate my burger, walked home and laid on the couch. I thought about how lonely I was and whether </text:span><text:soft-page-break/><text:span text:style-name="T14">anyone could ever save me from that. Hannah had written back saying work was crazy and asking how the </text:span><text:span text:style-name="T15">P</text:span><text:span text:style-name="T14">ump was. I said I was at the house listening to the birds. She asked what they were talking about and I said they thought it was a long day; only the crickets were singing now.</text:span></text:p>
      <text:p text:style-name="P156"><text:span text:style-name="T14"><text:s text:c="3"/>I wrote a poem about that, hoping she would ask what they were singing about, but she only agreed it was a very long day. I spent hours refining the poem, sending, unsending, refining, etc. I slept hard during the rain and, ate 4AM, decided the first line was too heavy and that she would feel like me sending a poem would be making her process my issue no matter what, so I unsent it again.</text:span></text:p>
      <text:p text:style-name="P156"><text:span text:style-name="T14"/></text:p>
      <text:p text:style-name="P117"><text:span text:style-name="T10">V.XV</text:span></text:p>
      <text:p text:style-name="P117"><text:span text:style-name="T6"/></text:p>
      <text:p text:style-name="P118"><text:span text:style-name="T6">I woke at nine and decided I would follow an impuse from the previous day: no coffee. It is a radical decision, but after feeling the notion of reduced attachments, I think it will be a worthwhile experiment. Obviously, my attachment to hannah has returned. I ‘thought’ about her three times last night, spent hours working on a poem and am very curious to see if and what she will text me today regarding openfolk tonight. The alternative of dulci rehearsal sounds like a real drag. I am somewhat excited to see what a day of dilligently doing nothing brings, however I should also be realistic since I had three cups yesterday and, if a headache approaches, have one delicious cup.</text:span></text:p>
      <text:p text:style-name="P118"><text:span text:style-name="T6"/></text:p>
      <text:p text:style-name="P162"><text:span text:style-name="T18"><text:s text:c="3"/>We tire from hearing the sky full of feelings</text:span></text:p>
      <text:p text:style-name="P162"><text:span text:style-name="T18"><text:s text:c="3"/>Tweeting them all ain’t too nice</text:span></text:p>
      <text:p text:style-name="P162"><text:span text:style-name="T18"><text:s text:c="3"/>that’s why we’re quietest during the daylight</text:span></text:p>
      <text:p text:style-name="P162"><text:span text:style-name="T18"><text:s text:c="3"/>And keep it to one song a night</text:span></text:p>
      <text:p text:style-name="P162"><text:span text:style-name="T18"/></text:p>
      <text:p text:style-name="P162"><text:soft-page-break/><text:span text:style-name="T18"><text:s text:c="3"/>Busy with hopping and chirping and perching</text:span></text:p>
      <text:p text:style-name="P162"><text:span text:style-name="T18"><text:s text:c="3"/>Our friends they have so much to say</text:span></text:p>
      <text:p text:style-name="P162"><text:span text:style-name="T18"><text:s text:c="3"/>And so we play lonesome songs only by nightfall</text:span></text:p>
      <text:p text:style-name="P162"><text:span text:style-name="T18"><text:s text:c="3"/>Leaving space for the birds in the day.</text:span></text:p>
      <text:p text:style-name="P46"><text:span text:style-name="T7"/></text:p>
      <text:p text:style-name="P76"><text:span text:style-name="T6">. . .</text:span></text:p>
      <text:p text:style-name="P76"><text:span text:style-name="T7"/></text:p>
      <text:p text:style-name="P163"><text:span text:style-name="T10">I laid on the couch til 1230, walked down to kev’s let out charx, walked up to Haywood, got rained on, went into izzy’s for a 2PM latte, got an idea for a song, walked home and figure out how I could record. I forced a couple things and then started trying to make erica’s Zoom recorder work as a usb interface, but despite working once, there was typically a lot of lag.</text:span></text:p>
      <text:p text:style-name="P163"><text:span text:style-name="T10"><text:s text:c="3"/>I everntually got frustrated and decided to make food while writing in my journal.</text:span></text:p>
      <text:p text:style-name="P46"><text:span text:style-name="T7"/></text:p>
      <text:p text:style-name="P76"><text:span text:style-name="T6">. . .</text:span></text:p>
      <text:p text:style-name="P76"><text:span text:style-name="T7"/></text:p>
      <text:p text:style-name="P163"><text:span text:style-name="T10">I dilly dallied until it was time to leave on foot, and started an overly dramatic conflicted text to hannah, poetic even:</text:span></text:p>
      <text:p text:style-name="P163"><text:span text:style-name="T10"/></text:p>
      <text:p text:style-name="P163"><text:span text:style-name="T10"><text:s text:c="3"/></text:span><text:span text:style-name="T19">Hey, how’s your day?</text:span></text:p>
      <text:p text:style-name="P163"><text:span text:style-name="T19"><text:s text:c="3"/>Are you going to openfolk tonight?</text:span></text:p>
      <text:p text:style-name="P163"><text:span text:style-name="T19"><text:s text:c="3"/>I wish I could</text:span></text:p>
      <text:p text:style-name="P163"><text:span text:style-name="T19"><text:s text:c="3"/>But we are learning Diva tunes at kevin’s.</text:span></text:p>
      <text:p text:style-name="P163"><text:span text:style-name="T10"/></text:p>
      <text:p text:style-name="P163"><text:span text:style-name="T10">She texted me one minute later saying she was about to text me about this, but when I said I could get out of rehearsal, she changed her mind.</text:span></text:p>
      <text:p text:style-name="P163"><text:span text:style-name="T10"><text:s text:c="3"/>I walked back home and drove to rehearsal. I was miserable and melissa showed up with an annoying look on her face + a distracting vibe. We learned three songs in 2.5 hours and confirmed she had put zero thought into how we would get to our Moon &amp; You </text:span><text:soft-page-break/><text:span text:style-name="T10">gig or where her child would go. I also booked a lazoom gig.</text:span></text:p>
      <text:p text:style-name="P163"><text:span text:style-name="T10"><text:s text:c="3"/>When I got home, I told hannah I would be free for next week, but she was scheduled to work. We talked about how the days at Haiku are numbered and she offered that we could throw frisbee on friday. I apologized for unloading so many emotions and she appreciated that.</text:span></text:p>
      <text:p text:style-name="P163"><text:span text:style-name="T10"><text:s text:c="3"/>I see now she wasn’t originally specific about friday but offered generalized frisbee for a consolation for not overlapping at openfolk … ai yai yai, her brain. I felt better about life, though. I showed her my HGTR frisbee and fell asleep. </text:span></text:p>
      <text:p text:style-name="P85"><text:span text:style-name="T1"/></text:p>
      <text:p text:style-name="P119"><text:span text:style-name="T1">One of the struggles from practice was the lyrical content of Don’t Speak. It did feel a lot like I was losing my best friend, which I know is a flag for codependency, but it makes me wonder: who is her best friend? She rarely mentions anyone without an eye roll. I’m sure I get one </text:span><text:span text:style-name="T4">too.</text:span></text:p>
      <text:p text:style-name="P119"><text:span text:style-name="T4"/></text:p>
      <text:p text:style-name="P120"><text:span text:style-name="T8">V.XVI</text:span></text:p>
      <text:p text:style-name="P120"><text:span text:style-name="T1"/></text:p>
      <text:p text:style-name="P120"><text:span text:style-name="T1">I took a niiiiice nap, got a call from hannah about scheduling, drove to olde london Rd., ate a burger special, came home, looked at my phone, ate a popsicle, packed my drums, groomed, drank the tiniest bit of espresso and wrote in my journal.</text:span></text:p>
      <text:p text:style-name="P47"><text:span text:style-name="T7"/></text:p>
      <text:p text:style-name="P77"><text:span text:style-name="T6">. . .</text:span></text:p>
      <text:p text:style-name="P77"><text:span text:style-name="T7"/></text:p>
      <text:p text:style-name="P157"><text:span text:style-name="T8">I drove down to middlemont and laid in a hammock until ryan came outside. After loading stuff into the Element, he and I rode in the convertible to sprucepine. We set up gear in a pocket park; I drank an espresso while waiting for melissa to arrive.</text:span></text:p>
      <text:p text:style-name="P157"><text:soft-page-break/><text:span text:style-name="T8"><text:s text:c="3"/>It took a while, but I eventually found a heinekin 0. we played two sets, the first on distorted speakers. I drove back to avl, got an athletc from the countryclub, went across the street to ingles, bought a notebook, got another beer and wrote some lyrics.</text:span></text:p>
      <text:p text:style-name="P157"><text:span text:style-name="T8"><text:s text:c="3"/>I went home, figured out the web-based DAW bandlab and worked on </text:span><text:span text:style-name="T17">Make an Album</text:span><text:span text:style-name="T10"> til 2AM.</text:span></text:p>
      <text:p text:style-name="P157"><text:span text:style-name="T10"/></text:p>
      <text:p text:style-name="P120"><text:span text:style-name="T10">V.XVII</text:span></text:p>
      <text:p text:style-name="P120"><text:span text:style-name="T6"/></text:p>
      <text:p text:style-name="P121"><text:span text:style-name="T6">I woke, looked at my phone, messed around with bandlab on the hog and wrote in my journal.</text:span></text:p>
      <text:p text:style-name="P48"><text:span text:style-name="T7"/></text:p>
      <text:p text:style-name="P78"><text:span text:style-name="T6">. . .</text:span></text:p>
      <text:p text:style-name="P78"><text:span text:style-name="T7"/></text:p>
      <text:p text:style-name="P158"><text:span text:style-name="T8">I walked to the bank, got a $100 bill for the basement and sat in the park. I walked back west and sat at battlecat with an americano for ages. I walked home and then drove to hannah’s house. We ate chicken tendies, then walked to dobra for boba + snacks.</text:span></text:p>
      <text:p text:style-name="P158"><text:span text:style-name="T8"><text:s text:c="3"/>We swung by a plant library for a tomato start, went back to her house and threw the frisbee for 10 minutes. I drove to middlemont, where we (ryan, melissa, dulci and Max) rehearsed for a couple hours and then drove home.</text:span></text:p>
      <text:p text:style-name="P158"><text:span text:style-name="T8"><text:s text:c="3"/>I asked hannah how her cake had turned out and apparently she had botched the icing. I was slightly surprised when she agreed to let me trade a fresh box delivery for an xlr cable. I also got her grapes + cheezits, grapes and peas for myself.</text:span></text:p>
      <text:p text:style-name="P158"><text:span text:style-name="T8"><text:s text:c="3"/>We hung in the kitchen and on the stoop with her roommate. I realize now how calculated that may have been, but she </text:span><text:span text:style-name="T17">is</text:span><text:span text:style-name="T10"> always over there. I went home, checked my new mic setup and soon went to bed.</text:span></text:p>
      <text:p text:style-name="P158"><text:span text:style-name="T10"/></text:p>
      <text:p text:style-name="P121"><text:soft-page-break/><text:span text:style-name="T10">V.XVIII</text:span></text:p>
      <text:p text:style-name="P121"><text:span text:style-name="T6"/></text:p>
      <text:p text:style-name="P121"><text:span text:style-name="T6">I slept a little late for my date with maddy and so hoofed it straight downtown. She was at a plant sale where gary/juan used to work, so I met her there. We walked to themed, reserved a table, went to Malaprops, slightly awkwardly, then back to themed.</text:span></text:p>
      <text:p text:style-name="P121"><text:span text:style-name="T6"><text:s text:c="3"/>We had a fun &amp; yummy brunch, then walked to her apartment to drop off her leftovers. She had me wait in the yard. I said I had about an hour left to kill but couldn’t think of anything to do. I was surprised and delighted when she suggested a walk to West avl.</text:span></text:p>
      <text:p text:style-name="P121"><text:span text:style-name="T6"><text:s text:c="3"/>We walked to my house with a stop at the bottleshop for a fruited sour and a pee break at the greyeagle. We hung in the back garden where she declined my invitation to make out. I drove her home, went to ryan’s, then to the wagbar.</text:span></text:p>
      <text:p text:style-name="P158"><text:span text:style-name="T10"><text:s text:c="3"/>I went to the etherjam after that, then home, where I chatted with maddy and hannah. I fell asleep just before midnight.</text:span></text:p>
      <text:p text:style-name="P121"><text:span text:style-name="T6"/></text:p>
      <text:p text:style-name="P121"><text:span text:style-name="T6"/></text:p>
      <text:p text:style-name="P121"><text:span text:style-name="T10">V.XIX</text:span></text:p>
      <text:p text:style-name="P121"><text:span text:style-name="T10"/></text:p>
      <text:p text:style-name="P158"><text:span text:style-name="T10">I woke, ate a banana, took trash out of my room and wrote in my journal.</text:span></text:p>
      <text:p text:style-name="P48"><text:span text:style-name="T7"/></text:p>
      <text:p text:style-name="P78"><text:span text:style-name="T6">. . .</text:span></text:p>
      <text:p text:style-name="P78"><text:span text:style-name="T7"/></text:p>
      <text:p text:style-name="P158"><text:span text:style-name="T10">I am enjoying the familiarity of maddy, like how she knows cait, sunny and erica. She seems to have grown a lot since I last knew her. The fact that I am unsure about what I want to do with myself today is combining strangely with the idea that she wants to hang out, the impending rain and a fear of straying from hannah.</text:span></text:p>
      <text:p text:style-name="P48"><text:soft-page-break/><text:span text:style-name="T7"/></text:p>
      <text:p text:style-name="P78"><text:span text:style-name="T6">. . .</text:span></text:p>
      <text:p text:style-name="P78"><text:span text:style-name="T7"/></text:p>
      <text:p text:style-name="P158"><text:span text:style-name="T10">I started to walk downtown and she invited me to her house. I said hi to Sierra and got a double espresso, then went to highfive and ran into jacob. Maddy and I sat on the floor and talked about our traumas until we decided to eat some fivepoints.</text:span></text:p>
      <text:p text:style-name="P158"><text:span text:style-name="T10"><text:s text:c="3"/>We stopped by her house and decided to do creative things at my house. We stopped at the montford for the view, but the service was not happening, so we left. We walked in the rain to the brewpump, where she got a tallboy and I got a sixpack of trailpass.</text:span></text:p>
      <text:p text:style-name="P158"><text:span text:style-name="T10"><text:s text:c="3"/>We came to the house, listened to music for a while, kissed a little and then walked back to the pump, sat on the swing. We listened to drunken stories from tim, came home, made a zine, ate peas n’ noodles, watched disney’s robinhood, laid down in the master bedroom and had sex.</text:span></text:p>
      <text:p text:style-name="P158"><text:span text:style-name="T10"/></text:p>
      <text:p text:style-name="P121"><text:span text:style-name="T10">V.XX</text:span></text:p>
      <text:p text:style-name="P121"><text:span text:style-name="T6"/></text:p>
      <text:p text:style-name="P121"><text:span text:style-name="T6">We woke, got dressed, ate popsicles and rode to maddy’s house. I drove to aldi after that for peas &amp; grapes, went home and actually started working on travis’ keyboards.</text:span></text:p>
      <text:p text:style-name="P121"><text:span text:style-name="T6"><text:s text:c="3"/>I got the schematics mostly finished, ate a banana and wrote in my journal.</text:span></text:p>
      <text:p text:style-name="P48"><text:span text:style-name="T7"/></text:p>
      <text:p text:style-name="P78"><text:span text:style-name="T6">. . .</text:span></text:p>
      <text:p text:style-name="P78"><text:span text:style-name="T7"/></text:p>
      <text:p text:style-name="P158"><text:span text:style-name="T10">I did notg but work on pcbs all day. I accomplished a lot and fell asleep by early nightfall.</text:span></text:p>
      <text:p text:style-name="P158"><text:span text:style-name="T10"/></text:p>
      <text:p text:style-name="P121"><text:span text:style-name="T10">V.XXI</text:span></text:p>
      <text:p text:style-name="P121"><text:span text:style-name="T6"/></text:p>
      <text:p text:style-name="P121"><text:soft-page-break/><text:span text:style-name="T6">I woke, routed a jst, incorporated a couple edge cuts, put the files in a public repo and sent a message to travis. I walked to aldi, then izzy’s, then odd’s after sitting in front of the library.</text:span></text:p>
      <text:p text:style-name="P121"><text:span text:style-name="T6"><text:s text:c="3"/>I got a call from cait, wanting a ride to the store. I realized after hanging up she must be drunk. I drank a trailpass on her porch, ate some mushies and some burnt nuggets.</text:span></text:p>
      <text:p text:style-name="P121"><text:span text:style-name="T6"><text:s text:c="3"/>We eventually picked up a Barbie friend from the library and checked out the river spot by the nature center. Cait did not last long, ordered ramen for us and we headed home. We ate it with a surprise visit from elana and then cuddled for 15 minutes.</text:span></text:p>
      <text:p text:style-name="P121"><text:span text:style-name="T6"><text:s text:c="3"/>I went to kev’s house, where we worked on pinkponyclub, ariana grande, Cranberries x2 and goldengirls. I drove home and felt dirty/tired. I probably fell asleep kinda early and had really cool dreams.</text:span></text:p>
      <text:p text:style-name="P121"><text:span text:style-name="T6"/></text:p>
      <text:p text:style-name="P121"><text:span text:style-name="T10">V.XXII</text:span></text:p>
      <text:p text:style-name="P121"><text:span text:style-name="T6"/></text:p>
      <text:p text:style-name="P122"><text:span text:style-name="T6">I ate some fruit, walked downtown, got a coffee from highfive, drank it in the park, repeated, walked the wrong way to Wasabi, saw eden, who suggested we get a beer, ate two sushi rolls, had a pee at the greagle, an athletc at Wedge, got offered an apple by my new friend James at the bust stop who had enthusiastically declined my mushroom offer, went to countryclub, ordered an athletic, drank some w/ jesse, walked to thepump until brian and travis started boring me, walked home, started making peas + noodles and wrote in my journal.</text:span></text:p>
      <text:p text:style-name="P49"><text:span text:style-name="T7"/></text:p>
      <text:p text:style-name="P79"><text:span text:style-name="T6">. . .</text:span></text:p>
      <text:p text:style-name="P79"><text:span text:style-name="T7"/></text:p>
      <text:p text:style-name="P159"><text:soft-page-break/><text:span text:style-name="T10">I went to the first half of openfolk and ingles for grapes &amp; popsicles. I took a bath and was delighted to have a text from hannah. I slept hard.</text:span></text:p>
      <text:p text:style-name="P159"><text:span text:style-name="T10"/></text:p>
      <text:p text:style-name="P122"><text:span text:style-name="T10">V.XXIII</text:span></text:p>
      <text:p text:style-name="P122"><text:span text:style-name="T6"/></text:p>
      <text:p text:style-name="P122"><text:span text:style-name="T6">I woke and was looking at videos on my phone when a cat came up to my room. I folowed it downstairs, made a cup of coffee, put some gas in the car and drove to the wolflaurel community center for a 19” tvvcr combo. The drive and comty were bful.</text:span></text:p>
      <text:p text:style-name="P122"><text:span text:style-name="T6"><text:s text:c="3"/>I stopped at a cool-looking gas station on the way out and got a sausage biscuit with my last $5. I drove home, watched mysticpizza, made some noodles, texted w/ maddy, hannah, cait, lucy and wrote in my journal.</text:span></text:p>
      <text:p text:style-name="P49"><text:span text:style-name="T7"/></text:p>
      <text:p text:style-name="P79"><text:span text:style-name="T6">. . .</text:span></text:p>
      <text:p text:style-name="P79"><text:span text:style-name="T7"/></text:p>
      <text:p text:style-name="P159"><text:span text:style-name="T10">I watched Speed and a little bit of a peterrabbit movie after talking to maddy on the phone.</text:span></text:p>
      <text:p text:style-name="P159"><text:span text:style-name="T10"/></text:p>
      <text:p text:style-name="P122"><text:span text:style-name="T10">V.XXIV</text:span></text:p>
      <text:p text:style-name="P122"><text:span text:style-name="T6"/></text:p>
      <text:p text:style-name="P123"><text:span text:style-name="T6">I woke, drank a cup of coffee and drove to maddy’s work. We went to the arboritum, did a good bit of hiking and then shared a beet pizza at pizzamind.</text:span></text:p>
      <text:p text:style-name="P123"><text:span text:style-name="T6"><text:s text:c="3"/>We had drinks at botiwalla, went to ingles &amp; the market, back home, had sex and watched </text:span><text:span text:style-name="T16">You’ve Got Mail</text:span><text:span text:style-name="T6">. I drove her home after that, got a cortado from All Day Darling, swung by the brewpump, realized lamont should host a chess tournament, went home, ate some noodles, realized it was time to go to the airport, picked up erica, ate more noodles, watched half of </text:span><text:span text:style-name="T16">Jurassic Park</text:span><text:span text:style-name="T6">, a little bit of </text:span><text:span text:style-name="T16">Austin Powers</text:span><text:span text:style-name="T6"> and fell asleep.</text:span></text:p>
      <text:p text:style-name="P123"><text:span text:style-name="T6"/></text:p>
      <text:p text:style-name="P123"><text:soft-page-break/><text:span text:style-name="T10">V.XXV</text:span></text:p>
      <text:p text:style-name="P123"><text:span text:style-name="T6"/></text:p>
      <text:p text:style-name="P124"><text:span text:style-name="T6">I woke, made my bed, packed up my drums, made a cup of coffee and wrote in my journal.</text:span></text:p>
      <text:p text:style-name="P50"><text:span text:style-name="T7"/></text:p>
      <text:p text:style-name="P80"><text:span text:style-name="T6">. . .</text:span></text:p>
      <text:p text:style-name="P80"><text:span text:style-name="T7"/></text:p>
      <text:p text:style-name="P160"><text:span text:style-name="T10">I picked up maddy and we drove to the carlsandberg house in flatrock, walked some trails, wrote some notes, pet some goats. We had brunch at a fancy place nearby, she benedict and me a burger, shared — Campfire Grill.</text:span></text:p>
      <text:p text:style-name="P160"><text:span text:style-name="T10"><text:s text:c="3"/>We drove to saluda after that and had a great time meeting people in various galleries, eventually playing Scrabble at the saluda Inn, having a beer at the hidden little tavern, ice cream in the garden.</text:span></text:p>
      <text:p text:style-name="P160"><text:span text:style-name="T10"><text:s text:c="3"/>Melissa and she became besties immediately. We shared a salmon special and the band played a very fun set. We drove to the walmart in hendo where maddy bought a crosley and then zipped back up to avl listening to ABBA. I was getting a little cranky from driving.</text:span></text:p>
      <text:p text:style-name="P160"><text:span text:style-name="T10"><text:s text:c="3"/>We had sex and went to sleep on her two twin mattresses, side by side. I didn’t have enough blanket and was falling into the crack.</text:span></text:p>
      <text:p text:style-name="P160"><text:span text:style-name="T10"/></text:p>
      <text:p text:style-name="P124"><text:span text:style-name="T10">V.XXVI</text:span></text:p>
      <text:p text:style-name="P124"><text:span text:style-name="T6"/></text:p>
      <text:p text:style-name="P124"><text:span text:style-name="T6"/></text:p>
      <text:p text:style-name="P121"><text:span text:style-name="T6"/></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oft-page-break/><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25"><text:span text:style-name="T8"/></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oft-page-break/><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text:p text:style-name="P161"><text:span text:style-name="T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6T16:07:13.735491889</dc:date>
    <meta:editing-duration>P3DT21H12M41S</meta:editing-duration>
    <meta:editing-cycles>109</meta:editing-cycles>
    <meta:generator>LibreOffice/7.3.7.2$Linux_X86_64 LibreOffice_project/30$Build-2</meta:generator>
    <meta:print-date>2024-07-05T12:59:59.066400396</meta:print-date>
    <meta:document-statistic meta:table-count="0" meta:image-count="0" meta:object-count="0" meta:page-count="62" meta:paragraph-count="513" meta:word-count="15428" meta:character-count="79999" meta:non-whitespace-character-count="64471"/>
  </office:meta>
</office:document-meta>
</file>